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P1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1c1d5" officeooo:paragraph-rsid="03a1c1d5" style:font-name-asian="Noto Sans CJK JP" style:font-size-asian="24pt" style:language-asian="ja" style:country-asian="JP" style:font-size-complex="24pt"/>
    </style:style>
    <style:style style:name="P1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37a24" officeooo:paragraph-rsid="03a37a24" style:font-name-asian="Noto Sans CJK JP" style:font-size-asian="24pt" style:language-asian="ja" style:country-asian="JP" style:font-size-complex="24pt"/>
    </style:style>
    <style:style style:name="P1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90c20" officeooo:paragraph-rsid="03a90c20" style:font-name-asian="Noto Sans CJK JP" style:font-size-asian="24pt" style:language-asian="ja" style:country-asian="JP" style:font-size-complex="24pt"/>
    </style:style>
    <style:style style:name="P1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aaf9c" officeooo:paragraph-rsid="03aaaf9c" style:font-name-asian="Noto Sans CJK JP" style:font-size-asian="24pt" style:language-asian="ja" style:country-asian="JP" style:font-size-complex="24pt"/>
    </style:style>
    <style:style style:name="P13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170adb" officeooo:paragraph-rsid="03170adb" style:font-name-asian="Noto Sans CJK JP" style:font-size-asian="24pt" style:language-asian="ja" style:country-asian="JP" style:font-size-complex="24pt"/>
    </style:style>
    <style:style style:name="P1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f177c" officeooo:paragraph-rsid="03af177c" style:font-name-asian="Noto Sans CJK JP" style:font-size-asian="24pt" style:language-asian="ja" style:country-asian="JP" style:font-size-complex="24pt"/>
    </style:style>
    <style:style style:name="P1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4a301" officeooo:paragraph-rsid="03b4a301" style:font-name-asian="Noto Sans CJK JP" style:font-size-asian="24pt" style:language-asian="ja" style:country-asian="JP" style:font-size-complex="24pt"/>
    </style:style>
    <style:style style:name="P1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55cc8" officeooo:paragraph-rsid="03b55cc8" style:font-name-asian="Noto Sans CJK JP" style:font-size-asian="24pt" style:language-asian="ja" style:country-asian="JP" style:font-size-complex="24pt"/>
    </style:style>
    <style:style style:name="P1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66c96" officeooo:paragraph-rsid="03b898d1" style:font-name-asian="Noto Sans CJK JP" style:font-size-asian="24pt" style:language-asian="ja" style:country-asian="JP" style:font-size-complex="24pt"/>
    </style:style>
    <style:style style:name="P1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71b59" officeooo:paragraph-rsid="03b898d1" style:font-name-asian="Noto Sans CJK JP" style:font-size-asian="24pt" style:language-asian="ja" style:country-asian="JP" style:font-size-complex="24pt"/>
    </style:style>
    <style:style style:name="P1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bbf9be" officeooo:paragraph-rsid="03bbf9be"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officeooo:rsid="01afc1c3"/>
    </style:style>
    <style:style style:name="T4" style:family="text">
      <style:text-properties officeooo:rsid="01b3da9c"/>
    </style:style>
    <style:style style:name="T5" style:family="text">
      <style:text-properties officeooo:rsid="01b74e85"/>
    </style:style>
    <style:style style:name="T6" style:family="text">
      <style:text-properties officeooo:rsid="01b7a62f"/>
    </style:style>
    <style:style style:name="T7" style:family="text">
      <style:text-properties officeooo:rsid="01c4997a"/>
    </style:style>
    <style:style style:name="T8" style:family="text">
      <style:text-properties officeooo:rsid="01c63264"/>
    </style:style>
    <style:style style:name="T9" style:family="text">
      <style:text-properties officeooo:rsid="01cbfb07"/>
    </style:style>
    <style:style style:name="T10" style:family="text">
      <style:text-properties officeooo:rsid="01d35c9c"/>
    </style:style>
    <style:style style:name="T11" style:family="text">
      <style:text-properties officeooo:rsid="01d6e5b9"/>
    </style:style>
    <style:style style:name="T12" style:family="text">
      <style:text-properties officeooo:rsid="01e1b9ad" style:language-asian="ja" style:country-asian="JP"/>
    </style:style>
    <style:style style:name="T13" style:family="text">
      <style:text-properties officeooo:rsid="01ecf374"/>
    </style:style>
    <style:style style:name="T14" style:family="text">
      <style:text-properties style:text-underline-style="none"/>
    </style:style>
    <style:style style:name="T15" style:family="text">
      <style:text-properties officeooo:rsid="023f02a7"/>
    </style:style>
    <style:style style:name="T16" style:family="text">
      <style:text-properties officeooo:rsid="02676380"/>
    </style:style>
    <style:style style:name="T17" style:family="text">
      <style:text-properties officeooo:rsid="028225cc"/>
    </style:style>
    <style:style style:name="T18" style:family="text">
      <style:text-properties style:font-name="Noto Sans CJK JP" fo:font-size="24pt" officeooo:rsid="0291c032" style:font-name-asian="Noto Sans CJK JP" style:font-size-asian="24pt" style:language-asian="ja" style:country-asian="JP" style:font-size-complex="24pt"/>
    </style:style>
    <style:style style:name="T19" style:family="text">
      <style:text-properties style:font-name="Noto Sans CJK JP" fo:font-size="24pt" officeooo:rsid="026a3dce" style:font-name-asian="Noto Sans CJK JP" style:font-size-asian="24pt" style:language-asian="ja" style:country-asian="JP" style:font-size-complex="24pt"/>
    </style:style>
    <style:style style:name="T20" style:family="text">
      <style:text-properties officeooo:rsid="02968353"/>
    </style:style>
    <style:style style:name="T21" style:family="text">
      <style:text-properties officeooo:rsid="029bf7b9"/>
    </style:style>
    <style:style style:name="T22" style:family="text">
      <style:text-properties officeooo:rsid="02a184ec"/>
    </style:style>
    <style:style style:name="T23" style:family="text">
      <style:text-properties officeooo:rsid="02b32e29"/>
    </style:style>
    <style:style style:name="T24" style:family="text">
      <style:text-properties officeooo:rsid="02b67b1a"/>
    </style:style>
    <style:style style:name="T25" style:family="text">
      <style:text-properties officeooo:rsid="02e03716"/>
    </style:style>
    <style:style style:name="T26" style:family="text">
      <style:text-properties officeooo:rsid="02e08b7f"/>
    </style:style>
    <style:style style:name="T27" style:family="text">
      <style:text-properties style:font-name="Noto Sans CJK JP" fo:font-size="24pt" officeooo:rsid="02ea1a4d" style:font-name-asian="Noto Sans CJK JP" style:font-size-asian="24pt" style:language-asian="ja" style:country-asian="JP" style:font-size-complex="24pt"/>
    </style:style>
    <style:style style:name="T28" style:family="text">
      <style:text-properties fo:color="#729fcf" loext:opacity="100%"/>
    </style:style>
    <style:style style:name="T29" style:family="text">
      <style:text-properties style:font-name="Noto Sans CJK JP" fo:font-size="24pt" officeooo:rsid="03170adb" style:font-name-asian="Noto Sans CJK JP" style:font-size-asian="24pt" style:language-asian="ja" style:country-asian="JP" style:font-size-complex="24pt"/>
    </style:style>
    <style:style style:name="T30" style:family="text">
      <style:text-properties style:font-name="Noto Sans CJK JP" fo:font-size="24pt" officeooo:rsid="0342e6b0" style:font-name-asian="Noto Sans CJK JP" style:font-size-asian="24pt" style:language-asian="ja" style:country-asian="JP" style:font-size-complex="24pt"/>
    </style:style>
    <style:style style:name="T31"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2"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3"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4"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5" style:family="text">
      <style:text-properties officeooo:rsid="0351b550"/>
    </style:style>
    <style:style style:name="T36" style:family="text">
      <style:text-properties officeooo:rsid="0374cbc4"/>
    </style:style>
    <style:style style:name="T37" style:family="text">
      <style:text-properties officeooo:rsid="039da6a3"/>
    </style:style>
    <style:style style:name="T38" style:family="text">
      <style:text-properties officeooo:rsid="03abfb86"/>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8">A: ううん、食べないよ。あきちゃんと<text:ruby text:style-name="Ru1"><text:ruby-base>角</text:ruby-base><text:ruby-text>かど</text:ruby-text></text:ruby>のラーメン屋に行くよ。</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3">　B: ううん、うちにいるよ。</text:span></text:p>
      <text:p text:style-name="P8">２．牛乳がない。コンビニに行く。</text:p>
      <text:p text:style-name="P8">３．A: 明日何をするの？<text:span text:style-name="T4">　B: 博物館に行く。</text:span></text:p>
      <text:p text:style-name="P9">４．これは有名な食べ物よ。</text:p>
      <text:p text:style-name="P9">５．友達は親切だ。そして、頭がいいよ。</text:p>
      <text:p text:style-name="P9">６．エミさんは先生じゃない。背が高くない。</text:p>
      <text:p text:style-name="P9">７．A: 寿司が好き？<text:span text:style-name="T5">　B: ううん、好きじゃないよ。全然魚を食べないよ。</text:span></text:p>
      <text:p text:style-name="P10">８．A: カラオケはどう？<text:span text:style-name="T6">　B: 私はいかない。歌が下手だよ。</text:span></text:p>
      <text:p text:style-name="P10">９．この皿を買わない。安くない。</text:p>
      <text:p text:style-name="P11">１０．A: このケーキを食べない？　ケーキが嫌い？　B: ううん、ケーキが大好きだよ。でも、お<text:ruby text:style-name="Ru1"><text:ruby-base>腹</text:ruby-base><text:ruby-text>なか</text:ruby-text></text:ruby>が痛い。</text:p>
      <text:p text:style-name="P11">１１．私は料理が得意じゃない。でも、食べることが大好き。</text:p>
      <text:p text:style-name="P8"/>
      <text:p text:style-name="P12">Exercises 25/04/2025:</text:p>
      <text:p text:style-name="P13">１．母は料理が上手。母のばら寿司はとてもおいしい。</text:p>
      <text:p text:style-name="P13">２．先週バスケットボールをした。</text:p>
      <text:p text:style-name="P13">３．昨日美味しいコーヒーを飲んだ。</text:p>
      <text:p text:style-name="P13">４．先週かわいい<text:ruby text:style-name="Ru1"><text:ruby-base>帽子</text:ruby-base><text:ruby-text>ぼうし</text:ruby-text></text:ruby>を買った。</text:p>
      <text:p text:style-name="P13">５．先週バスケットボールをしなかった。</text:p>
      <text:p text:style-name="P13">６．今日朝ご飯を食べなかった。</text:p>
      <text:p text:style-name="P13">７．A: 昨日スーパーに行った？<text:span text:style-name="T7">　B: ううん、行かなかった。</text:span></text:p>
      <text:p text:style-name="P13">８．A: 日曜日に海に行った？<text:span text:style-name="T8">　</text:span>B: ううん、行かなかった。でも、公園に行ったよ。</text:p>
      <text:p text:style-name="P13">９．昨日うちで仕事をしていなかった。</text:p>
      <text:p text:style-name="P13"/>
      <text:p text:style-name="P13">Hana's visit to the templ<text:span text:style-name="T9">e. （花のお寺</text:span><text:ruby text:style-name="Ru1"><text:ruby-base><text:span text:style-name="T9">訪問</text:span></text:ruby-base><text:ruby-text>ほうもん</text:ruby-text></text:ruby><text:span text:style-name="T9">）。</text:span></text:p>
      <text:p text:style-name="P13">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3"/>
      <text:p text:style-name="P14">１０．山口さんは歌が上手だった。でも、<text:ruby text:style-name="Ru1"><text:ruby-base>絵</text:ruby-base><text:ruby-text>え</text:ruby-text></text:ruby>が上手じゃなかった。</text:p>
      <text:p text:style-name="P15">１１．アリさんは写真を<text:ruby text:style-name="Ru1"><text:ruby-base>撮</text:ruby-base><text:ruby-text>と</text:ruby-text></text:ruby>るのが<text:ruby text:style-name="Ru1"><text:ruby-base>上手</text:ruby-base><text:ruby-text>じょうず</text:ruby-text></text:ruby>だった。</text:p>
      <text:p text:style-name="P15">１２．泳ぐのが苦手じゃなかった。</text:p>
      <text:p text:style-name="P15">１３．A: 昨日映画はどうだった？<text:span text:style-name="T10">　B: とても面白かったです。</text:span></text:p>
      <text:p text:style-name="P16"/>
      <text:p text:style-name="P17">Exercises 02/05/2025:</text:p>
      <text:p text:style-name="P18">１．僕は友達と公園に行く。</text:p>
      <text:p text:style-name="P18">２．私はうちで<text:ruby text:style-name="Ru1"><text:ruby-base>読書</text:ruby-base><text:ruby-text>どくしょ</text:ruby-text></text:ruby>するのが好き。</text:p>
      <text:p text:style-name="P19">３．私はよく友達のうちに行って、ゲームをする。</text:p>
      <text:p text:style-name="P19">４．A: 毎日よく何をする？<text:span text:style-name="T11">　B: 毎日公園で</text:span><text:ruby text:style-name="Ru1"><text:ruby-base><text:span text:style-name="T11">走</text:span></text:ruby-base><text:ruby-text>はし</text:ruby-text></text:ruby><text:span text:style-name="T11">る。</text:span></text:p>
      <text:p text:style-name="P20">５．僕はいつも日本のアニメを見ている。</text:p>
      <text:p text:style-name="P21">６．海に行って、<text:ruby text:style-name="Ru1"><text:ruby-base>泳</text:ruby-base><text:ruby-text>およ</text:ruby-text></text:ruby>いだ。</text:p>
      <text:p text:style-name="P21">７．私は去年アフリカに行って、写真を撮った。</text:p>
      <text:p text:style-name="P22">８．昨日花の絵を<text:ruby text:style-name="Ru1"><text:ruby-base>描</text:ruby-base><text:ruby-text>か</text:ruby-text></text:ruby>いた。私は下手だった。</text:p>
      <text:p text:style-name="P23">９．昨日<text:ruby text:style-name="Ru1"><text:ruby-base>柔道</text:ruby-base><text:ruby-text>じゅうどう</text:ruby-text></text:ruby>をした。面白かった。でも、今日は体が痛い。</text:p>
      <text:p text:style-name="P24">１０．もう<text:ruby text:style-name="Ru1"><text:ruby-base>一度</text:ruby-base><text:ruby-text>いちど</text:ruby-text></text:ruby>言ってください。</text:p>
      <text:p text:style-name="P24">１１．もう<text:ruby text:style-name="Ru1"><text:ruby-base>一回</text:ruby-base><text:ruby-text>いっかい</text:ruby-text></text:ruby>日本に行きたいです。</text:p>
      <text:p text:style-name="P25"><text:span text:style-name="T12">１２．私は</text:span><text:ruby text:style-name="Ru1"><text:ruby-base><text:span text:style-name="T12">東京</text:span></text:ruby-base><text:ruby-text>とうきょう</text:ruby-text></text:ruby><text:span text:style-name="T12">に二</text:span><text:ruby text:style-name="Ru1"><text:ruby-base><text:span text:style-name="T12">回</text:span></text:ruby-base><text:ruby-text>かい</text:ruby-text></text:ruby><text:span text:style-name="T12">行ったことがあります。</text:span></text:p>
      <text:p text:style-name="P25"><text:span text:style-name="T12">１３．紙にこの漢字を三</text:span><text:ruby text:style-name="Ru1"><text:ruby-base><text:span text:style-name="T12">回</text:span></text:ruby-base><text:ruby-text>かい</text:ruby-text></text:ruby><text:span text:style-name="T12">書いてください。</text:span></text:p>
      <text:p text:style-name="P26">１４．<text:ruby text:style-name="Ru1"><text:ruby-base>今度</text:ruby-base><text:ruby-text>こんど</text:ruby-text></text:ruby>は私に<text:ruby text:style-name="Ru1"><text:ruby-base>手紙</text:ruby-base><text:ruby-text>てがみ</text:ruby-text></text:ruby>を書いてください。</text:p>
      <text:p text:style-name="P26">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6">１６．この水の<text:ruby text:style-name="Ru1"><text:ruby-base>温度</text:ruby-base><text:ruby-text>おんど</text:ruby-text></text:ruby>は十<text:ruby text:style-name="Ru1"><text:ruby-base>度</text:ruby-base><text:ruby-text>ど</text:ruby-text></text:ruby>です。</text:p>
      <text:p text:style-name="P26">１７．十二時まで漢字の勉強をしていたから、<text:ruby text:style-name="Ru1"><text:ruby-base>寝坊</text:ruby-base><text:ruby-text>ねぼう</text:ruby-text></text:ruby>しました。</text:p>
      <text:p text:style-name="P26">１８．写真を撮るから、そこで待っていてください。</text:p>
      <text:p text:style-name="P26"/>
      <text:p text:style-name="P27">Day 05/05/2025:</text:p>
      <text:p text:style-name="P26">１．十分後に起こしてください。</text:p>
      <text:p text:style-name="P26">２．もう一回日本に行きたいです。</text:p>
      <text:p text:style-name="P28">３．A: 先週コンサートはどうだった？　B: 本当に素晴らしかったよ。</text:p>
      <text:p text:style-name="P28">４．A: 昨日の映画はどうだった？<text:span text:style-name="T13">　B: とても面白かったです。</text:span></text:p>
      <text:p text:style-name="P29">５．母は背が高くなかった。</text:p>
      <text:p text:style-name="P29">６．昨日うちで仕事をしていなかった。</text:p>
      <text:p text:style-name="P26"/>
      <text:p text:style-name="P30">Exercises 07/05/2025:</text:p>
      <text:p text:style-name="P30">１．コーヒーが一つとケーキが一つ欲しいです。</text:p>
      <text:p text:style-name="P31">２．新しいスーツケースが買いたいです。</text:p>
      <text:p text:style-name="P31">３．ピザが食べたいです。</text:p>
      <text:p text:style-name="P31">４．私は日本が好きですから、着物が欲しいです。</text:p>
      <text:p text:style-name="P31">５．今日は母と本が読みたいです。</text:p>
      <text:p text:style-name="P31">６．日本の音楽が<text:ruby text:style-name="Ru1"><text:ruby-base>聴</text:ruby-base><text:ruby-text>き</text:ruby-text></text:ruby>きたいですか。</text:p>
      <text:p text:style-name="P31">７．来年は学校で<text:ruby text:style-name="Ru1"><text:ruby-base>書道</text:ruby-base><text:ruby-text>しょどう</text:ruby-text></text:ruby>がしたいです。</text:p>
      <text:p text:style-name="P32">８．あの古い本は欲しくないです。</text:p>
      <text:p text:style-name="P32">９．その小さい<text:ruby text:style-name="Ru1"><text:ruby-base>靴</text:ruby-base><text:ruby-text>くつ</text:ruby-text></text:ruby>は欲しくないです。</text:p>
      <text:p text:style-name="P33">１０．<text:ruby text:style-name="Ru1"><text:ruby-base>苺</text:ruby-base><text:ruby-text>いちご</text:ruby-text></text:ruby>のケーキは食べたくないです。</text:p>
      <text:p text:style-name="P33">１１．私はこのスーツケースが好きですから、新しいスーツケースは買いたくないです。</text:p>
      <text:p text:style-name="P33">１２．私は歌が<text:ruby text:style-name="Ru1"><text:ruby-base>下手</text:ruby-base><text:ruby-text>へた</text:ruby-text></text:ruby>ですから、歌いたくないです。</text:p>
      <text:p text:style-name="P33">１３．りんごが<text:ruby text:style-name="Ru1"><text:ruby-base>苦手</text:ruby-base><text:ruby-text>にがて</text:ruby-text></text:ruby>ですから、食べたくないです。</text:p>
      <text:p text:style-name="P33">１４．足が痛いですから、走りたくないです。</text:p>
      <text:p text:style-name="P34">１５．果物が嫌いですから、食べたくないです。</text:p>
      <text:p text:style-name="P34">１６．バスケットボールの<text:ruby text:style-name="Ru1"><text:ruby-base><text:span text:style-name="T14">練習</text:span></text:ruby-base><text:ruby-text>れんしゅう</text:ruby-text></text:ruby>はしたくないです。</text:p>
      <text:p text:style-name="P35">１７．明日から勉強をします。今日はしたくないです。</text:p>
      <text:p text:style-name="P35">１８．昨日はハンバーガーが食べたかったから。レストランに行きました。</text:p>
      <text:p text:style-name="P35">１９．勉強がしたくなかったから、友達の家に行きました。</text:p>
      <text:p text:style-name="P36">２０．私も<text:ruby text:style-name="Ru1"><text:ruby-base>京都</text:ruby-base><text:ruby-text>きょうと</text:ruby-text></text:ruby>に行きたくなかったです。</text:p>
      <text:p text:style-name="P36">２１．日本へ行きたいから、今日本語の勉強をしています。</text:p>
      <text:p text:style-name="P36">２２．<text:ruby text:style-name="Ru1"><text:ruby-base>忙</text:ruby-base><text:ruby-text>いそが</text:ruby-text></text:ruby>しかったから、行きたくないです。</text:p>
      <text:p text:style-name="P36">２３．<text:ruby text:style-name="Ru1"><text:ruby-base>熱</text:ruby-base><text:ruby-text>ねつ</text:ruby-text></text:ruby>があるから、学校へ行きたくないです。</text:p>
      <text:p text:style-name="P36">２４．日本語を勉強して、<text:ruby text:style-name="Ru1"><text:ruby-base>東京</text:ruby-base><text:ruby-text>とうきょう</text:ruby-text></text:ruby>に行きたいです。</text:p>
      <text:p text:style-name="P37"/>
      <text:p text:style-name="P37">Exercises 09/05/2025:</text:p>
      <text:p text:style-name="P37">１．日曜日はレストランに行って、映画を見ます。</text:p>
      <text:p text:style-name="P37">２．日曜日はレストランに行ったり、映画を見たりします。</text:p>
      <text:p text:style-name="P37">３．今日は絵を<text:ruby text:style-name="Ru1"><text:ruby-base>描</text:ruby-base><text:ruby-text>か</text:ruby-text></text:ruby>いたり、本を読んだりします。</text:p>
      <text:p text:style-name="P38">４．今日は勉強をしたり、運動をしたりしました。</text:p>
      <text:p text:style-name="P38">５．来年は日本に行ったり、アメリカに行ったりしたいです。</text:p>
      <text:p text:style-name="P38">６．昨日は友達とレストランに行ったり、映画を見たりしました。</text:p>
      <text:p text:style-name="P38">７．今日は勉強をしたり、<text:ruby text:style-name="Ru1"><text:ruby-base>歌</text:ruby-base><text:ruby-text>うた</text:ruby-text></text:ruby>ったりしたいです。</text:p>
      <text:p text:style-name="P39">８．先週は友達の家に行ったり、兄の家に行ったりしました。</text:p>
      <text:p text:style-name="P39">９．週末はお菓子作りをしたり、本を読んだりしたいです。</text:p>
      <text:p text:style-name="P39">１０．明日は絵を<text:ruby text:style-name="Ru1"><text:ruby-base>描</text:ruby-base><text:ruby-text>か</text:ruby-text></text:ruby>いたり、写真を<text:ruby text:style-name="Ru1"><text:ruby-base>撮</text:ruby-base><text:ruby-text>と</text:ruby-text></text:ruby>ったりします。</text:p>
      <text:p text:style-name="P39">１１．日本で<text:ruby text:style-name="Ru1"><text:ruby-base>茶道</text:ruby-base><text:ruby-text>さどう</text:ruby-text></text:ruby>をしたり、<text:ruby text:style-name="Ru1"><text:ruby-base>剣道</text:ruby-base><text:ruby-text>けんどう</text:ruby-text></text:ruby>をしたりしました。</text:p>
      <text:p text:style-name="P40">１２．今日は学校で勉強をしたり、家でゲームをしたりします。</text:p>
      <text:p text:style-name="P40">１３．本を読んだり、料理をしたりするのが好きです。</text:p>
      <text:p text:style-name="P40">１４．歌を歌ったり、映画を見たりすることが好きです。</text:p>
      <text:p text:style-name="P40">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0">１６．ももかさんはアニメを見たり、<text:ruby text:style-name="Ru1"><text:ruby-base>漫画</text:ruby-base><text:ruby-text>まんが</text:ruby-text></text:ruby>を読んだりすることがとても好きです。</text:p>
      <text:p text:style-name="P37"/>
      <text:p text:style-name="P41">Exercises 10/05/2025:</text:p>
      <text:p text:style-name="P41">えいじさん（A）とあめぃあ（B）さんの会話。</text:p>
      <text:p text:style-name="P41">A: <text:ruby text:style-name="Ru1"><text:ruby-base>趣味</text:ruby-base><text:ruby-text>しゅみ</text:ruby-text></text:ruby>はありますか。</text:p>
      <text:p text:style-name="P41">B: はい、私は古いアニメを見たり、漫画を読んだりすることが好きです。</text:p>
      <text:p text:style-name="P41">A: 本当ですか。どんなアニメが好きですか。</text:p>
      <text:p text:style-name="P41">B: 古い<text:ruby text:style-name="Ru1"><text:ruby-base>少女</text:ruby-base><text:ruby-text>しょうじょ</text:ruby-text></text:ruby>アニメが好きです。セーラーメーンが大好きです。</text:p>
      <text:p text:style-name="P41">A: そうですか。アニメはよく見ますか。</text:p>
      <text:p text:style-name="P41">B: はい、古い<text:ruby text:style-name="Ru1"><text:ruby-base>少女</text:ruby-base><text:ruby-text>しょうじょ</text:ruby-text></text:ruby>アニメを見たり、新しいアニメを見たりします。</text:p>
      <text:p text:style-name="P41"/>
      <text:p text:style-name="P41">１．どうして日本が好きですか。</text:p>
      <text:p text:style-name="P41">２．どうして<text:ruby text:style-name="Ru1"><text:ruby-base>病院</text:ruby-base><text:ruby-text>びょういん</text:ruby-text></text:ruby>に行きますか。</text:p>
      <text:p text:style-name="P41">３．どうして漢字の<text:ruby text:style-name="Ru1"><text:ruby-base>練習</text:ruby-base><text:ruby-text>れんしゅう</text:ruby-text></text:ruby>をしていますか。</text:p>
      <text:p text:style-name="P41">４．来年、<text:ruby text:style-name="Ru1"><text:ruby-base>富士山</text:ruby-base><text:ruby-text>ふじさん</text:ruby-text></text:ruby>に<text:ruby text:style-name="Ru1"><text:ruby-base>登</text:ruby-base><text:ruby-text>のぼ</text:ruby-text></text:ruby>りたいです。</text:p>
      <text:p text:style-name="P41">５．朝、私の犬と<text:ruby text:style-name="Ru1"><text:ruby-base>散歩</text:ruby-base><text:ruby-text>さんぽ</text:ruby-text></text:ruby>します。</text:p>
      <text:p text:style-name="P41">６．今日は<text:ruby text:style-name="Ru1"><text:ruby-base>休日</text:ruby-base><text:ruby-text>きゅうじつ</text:ruby-text></text:ruby>ですから、散歩します。</text:p>
      <text:p text:style-name="P42">７．どうして富士山に登りましたか。</text:p>
      <text:p text:style-name="P42">８．仕事が忙しかったですから、<text:ruby text:style-name="Ru1"><text:ruby-base>疲</text:ruby-base><text:ruby-text>つか</text:ruby-text></text:ruby>れました。</text:p>
      <text:p text:style-name="P42">９．どうして日本語の勉強をしていますか。</text:p>
      <text:p text:style-name="P42">１０．雨が<text:ruby text:style-name="Ru1"><text:ruby-base>降</text:ruby-base><text:ruby-text>ふ</text:ruby-text></text:ruby>りませんでしたから、散歩します。</text:p>
      <text:p text:style-name="P43">１１．友達とサッカーをしたり、バスケットボールをしたりしたから、<text:ruby text:style-name="Ru1"><text:ruby-base>疲</text:ruby-base><text:ruby-text>つか</text:ruby-text></text:ruby>れました。</text:p>
      <text:p text:style-name="P43">１２．どうしてワンピースを読むことが好きですか。</text:p>
      <text:p text:style-name="P43">１３．仕事がありますから、映画を見ません。</text:p>
      <text:p text:style-name="P43">１４．今日はゲームをするから、散歩したくないです。</text:p>
      <text:p text:style-name="P43">１５．<text:ruby text:style-name="Ru1"><text:ruby-base>怪我</text:ruby-base><text:ruby-text>けが</text:ruby-text></text:ruby>をしたから、病院に行きます。</text:p>
      <text:p text:style-name="P43">１６．日本語でアニメを見たいから、日本語の勉強をします。</text:p>
      <text:p text:style-name="P43">１７．今日は料理をするから、レストランに行きません。</text:p>
      <text:p text:style-name="P43">１８．この靴は大きいから、欲しくないです。</text:p>
      <text:p text:style-name="P43">１９．この鞄は新しいから、好きです。</text:p>
      <text:p text:style-name="P43">２０．漢字は面白いから、勉強しましょう。</text:p>
      <text:p text:style-name="P43">２１．富士山はきれいだから、写真を撮りたいです。</text:p>
      <text:p text:style-name="P43">２２．この本が好きだから、欲しいです。</text:p>
      <text:p text:style-name="P43">２３．寿司が好きだから、日本に行きたいです。</text:p>
      <text:p text:style-name="P41"/>
      <text:p text:style-name="P44">Exercises 12/05/2025:</text:p>
      <text:p text:style-name="P44">１．十二時ですから、昼ご飯を食べましょう。</text:p>
      <text:p text:style-name="P44">２．仕事がありますから、行けません。</text:p>
      <text:p text:style-name="P44">３．<text:ruby text:style-name="Ru1"><text:ruby-base>怪我</text:ruby-base><text:ruby-text>けが</text:ruby-text></text:ruby>をしましたから、<text:ruby text:style-name="Ru1"><text:ruby-base>病院</text:ruby-base><text:ruby-text>びょういん</text:ruby-text></text:ruby>に行きます。</text:p>
      <text:p text:style-name="P44">４．仕事がありますから、映画を見ません。</text:p>
      <text:p text:style-name="P45">５．今日はゲームをするから、散歩したくないです。</text:p>
      <text:p text:style-name="P45">６．日本語でアニメが見たいから、日本語の勉強をします。</text:p>
      <text:p text:style-name="P46">７．今日は料理をするから、レストランに行きません。</text:p>
      <text:p text:style-name="P46">８．この靴は大きいから、欲しくないです。</text:p>
      <text:p text:style-name="P46">９．このアニメは面白いから、大好きです。</text:p>
      <text:p text:style-name="P46">１０．富士山はきれいだから、写真を撮りたいです。</text:p>
      <text:p text:style-name="P46">１１．寿司が好きだから、日本に行きたいです。</text:p>
      <text:p text:style-name="P46">１２．A: どうして疲れていますか。B: 仕事が忙しかったからです。</text:p>
      <text:p text:style-name="P46"/>
      <text:p text:style-name="P46">ー＞<text:span text:style-name="T15">　</text:span>ジョンさん（A）とロビンさん（B）の会話。</text:p>
      <text:p text:style-name="P47">A: ロビンさんはどうして日本語が好きですか。</text:p>
      <text:p text:style-name="P47">B: 日本の音楽が好きだから、日本語が好きです。</text:p>
      <text:p text:style-name="P47">A: どんな音楽が好きですか。</text:p>
      <text:p text:style-name="P47">B: 日本のJ-popが好きです。</text:p>
      <text:p text:style-name="P47">A: 本当ですか。私も好きです。どうして好きですか。</text:p>
      <text:p text:style-name="P47">B: とても面白いからです、ジョンさんはどうして好きですか。</text:p>
      <text:p text:style-name="P47">A: 日本のアイドルがすごく好きだからです。</text:p>
      <text:p text:style-name="P41"/>
      <text:p text:style-name="P37">１３．週末はお菓子<text:ruby text:style-name="Ru1"><text:ruby-base>作</text:ruby-base><text:ruby-text>づく</text:ruby-text></text:ruby>りをしたり、本を読んだりしたいです。</text:p>
      <text:p text:style-name="P37">１４．お菓子<text:ruby text:style-name="Ru1"><text:ruby-base>作</text:ruby-base><text:ruby-text>づく</text:ruby-text></text:ruby>りをしたり、テニスをしたりことが好きです。</text:p>
      <text:p text:style-name="P37">１５．どうして漢字の<text:ruby text:style-name="Ru1"><text:ruby-base>練習</text:ruby-base><text:ruby-text>れんしゅう</text:ruby-text></text:ruby>をしていますか。</text:p>
      <text:p text:style-name="P48">１６．友達とサッカーをしたり、バスケットボールをしたりから、疲れました。</text:p>
      <text:p text:style-name="P49">１７．足が痛いですから、走りたくないです。</text:p>
      <text:p text:style-name="P49">１８．明日レストランに行ったり、映画を見たります。</text:p>
      <text:p text:style-name="P50">１９．今日は学校で勉強をしたり、家でゲームをしたりします。</text:p>
      <text:p text:style-name="P50">２０．勉強をしたくなかったから、友達の家に行きました。</text:p>
      <text:p text:style-name="P51">２１．明日から勉強をします、今はしたくないです。</text:p>
      <text:p text:style-name="P52"/>
      <text:p text:style-name="P53">Exercises 17/05/2025:</text:p>
      <text:p text:style-name="P53">１．私の兄は<text:ruby text:style-name="Ru1"><text:ruby-base>海外</text:ruby-base><text:ruby-text>かいがい</text:ruby-text></text:ruby>に住んでいます。</text:p>
      <text:p text:style-name="P53">２．<text:ruby text:style-name="Ru1"><text:ruby-base>海外</text:ruby-base><text:ruby-text>かいがい</text:ruby-text></text:ruby>で<text:ruby text:style-name="Ru1"><text:ruby-base>観光</text:ruby-base><text:ruby-text>かんこう</text:ruby-text></text:ruby>したり、ご飯を食べたりしたいです。</text:p>
      <text:p text:style-name="P53">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3"/>
      <text:p text:style-name="P53">A: えりさんは来年何がしたいですか。</text:p>
      <text:p text:style-name="P53">B: 来年は海外に留学したいです。</text:p>
      <text:p text:style-name="P53">A: へえ、どの国に留学したいですか。</text:p>
      <text:p text:style-name="P53">B: 中国に行きたいですね。中国語の勉強をしたり、観光したりしたいです。</text:p>
      <text:p text:style-name="P53">A: そうですか。私も外国に行きたいです。</text:p>
      <text:p text:style-name="P53">B: 本当ですか。どこに行きたいですか。</text:p>
      <text:p text:style-name="P53">A: 私はアメリカの出身ですから、アメリカの家に帰りたいです。</text:p>
      <text:p text:style-name="P53"/>
      <text:p text:style-name="P53">４．日本の<text:ruby text:style-name="Ru1"><text:ruby-base>国内</text:ruby-base><text:ruby-text>こくない</text:ruby-text></text:ruby>を旅行しましょう。</text:p>
      <text:p text:style-name="P54">５．学校の入口に人がいます。</text:p>
      <text:p text:style-name="P54">６．日本の漫画は<text:ruby text:style-name="Ru1"><text:ruby-base>海外</text:ruby-base><text:ruby-text>かいがい</text:ruby-text></text:ruby>で有名です。</text:p>
      <text:p text:style-name="P54">７．外国に寿司はありますか。</text:p>
      <text:p text:style-name="P55">８．この映画を見たことがあります。</text:p>
      <text:p text:style-name="P55">９．日本に行ったことがあります。</text:p>
      <text:p text:style-name="P56">１０．漫画を読んだことがありますか。</text:p>
      <text:p text:style-name="P56">１１．<text:ruby text:style-name="Ru1"><text:ruby-base>彼氏</text:ruby-base><text:ruby-text>かれし</text:ruby-text></text:ruby>と<text:ruby text:style-name="Ru1"><text:ruby-base>広島</text:ruby-base><text:ruby-text>ひろしま</text:ruby-text></text:ruby>に行ったことがあります。</text:p>
      <text:p text:style-name="P57">１２．ラーメンは食べたことがありません。</text:p>
      <text:p text:style-name="P57">１３．テニスをしたことがないです。</text:p>
      <text:p text:style-name="P57">１４．私は東京と奈良に行ったことがあります。長崎に行ったことがないです。</text:p>
      <text:p text:style-name="P52"/>
      <text:p text:style-name="P58">Exercises 23/05/2025:</text:p>
      <text:p text:style-name="P58">男の人と女の人の会話（A: 男の人、B: 女の人）</text:p>
      <text:p text:style-name="P58">A: 来年の夏は旅行がしたいな。</text:p>
      <text:p text:style-name="P58">B: どこに行きたいの？</text:p>
      <text:p text:style-name="P58">A: そうだね。海外に行きたいよ。</text:p>
      <text:p text:style-name="P58">B: どうして？</text:p>
      <text:p text:style-name="P58">A: 海外に行ったことがないから、行きたい。</text:p>
      <text:p text:style-name="P58">B: 私は四国に行きたいな。</text:p>
      <text:p text:style-name="P58">A: 四国で何がしたいの？</text:p>
      <text:p text:style-name="P58">B: 美味しいうどんを食べたり、観光したりしたい。</text:p>
      <text:p text:style-name="P58">A: それもいいね。</text:p>
      <text:p text:style-name="P58"/>
      <text:p text:style-name="P58">ー＞　日本に留学する。</text:p>
      <text:p text:style-name="P59">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7"/>
      <text:p text:style-name="P37">ー＞　日本に国内の旅行する。</text:p>
      <text:p text:style-name="P37">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7"/>
      <text:p text:style-name="P37">ー＞　日曜日は友達と温泉に行きます。</text:p>
      <text:p text:style-name="P37">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7"/>
      <text:p text:style-name="P60">１．私の兄は海外に住んでいます。</text:p>
      <text:p text:style-name="P60">２．去年、外国に旅行したり、留学したりしました。</text:p>
      <text:p text:style-name="P60">３．<text:ruby text:style-name="Ru1"><text:ruby-base>箱根</text:ruby-base><text:ruby-text>はこね</text:ruby-text></text:ruby>の<text:ruby text:style-name="Ru1"><text:ruby-base>温泉</text:ruby-base><text:ruby-text>おんせん</text:ruby-text></text:ruby>に行ったことがあります。</text:p>
      <text:p text:style-name="P61">４．日本の<text:ruby text:style-name="Ru1"><text:ruby-base>漫画</text:ruby-base><text:ruby-text>まんが</text:ruby-text></text:ruby>は海外で有名です。</text:p>
      <text:p text:style-name="P61">５．私は日本の<text:ruby text:style-name="Ru1"><text:ruby-base>大阪</text:ruby-base><text:ruby-text>おおさか</text:ruby-text></text:ruby>の<text:ruby text:style-name="Ru1"><text:ruby-base>出身</text:ruby-base><text:ruby-text>しゅっしん</text:ruby-text></text:ruby>です。</text:p>
      <text:p text:style-name="P61">６．<text:ruby text:style-name="Ru1"><text:ruby-base>彼氏</text:ruby-base><text:ruby-text>かれし</text:ruby-text></text:ruby>と<text:ruby text:style-name="Ru1"><text:ruby-base>広島</text:ruby-base><text:ruby-text>ひろしま</text:ruby-text></text:ruby>に行ったことがあります。</text:p>
      <text:p text:style-name="P37">７．明日は日曜日だけど、仕事に行く。</text:p>
      <text:p text:style-name="P37"/>
      <text:p text:style-name="P62">Exercises 25/05/2025:</text:p>
      <text:p text:style-name="P62"/>
      <text:p text:style-name="P62">ー＞<text:span text:style-name="T16">　</text:span>(A)エミさんと(B)アンドリューさんの天気の会話。</text:p>
      <text:p text:style-name="P62">A: 今日は空がきれいですね。</text:p>
      <text:p text:style-name="P62">B: そうですね。でも、昼から雨が降りますよ。</text:p>
      <text:p text:style-name="P62">A: 本当ですか。いつ止みますか。</text:p>
      <text:p text:style-name="P62">B: 明日まで止みません。</text:p>
      <text:p text:style-name="P62">A: そうですか。日曜日の天気はどうですか。</text:p>
      <text:p text:style-name="P62">B: 日曜日は雨が降りませんが、曇りです。</text:p>
      <text:p text:style-name="P62">A: 本当ですか。今週の天気は悪いですね。</text:p>
      <text:p text:style-name="P37"/>
      <text:p text:style-name="P37">１．私の犬は雨が好きです。</text:p>
      <text:p text:style-name="P37">２．私の好きな日本食は天ぷらです。</text:p>
      <text:p text:style-name="P63">３．今日は雨が降っていますが、明日の天気はどうですか。</text:p>
      <text:p text:style-name="P64"/>
      <text:p text:style-name="P65">Day 27/05/2025:</text:p>
      <text:p text:style-name="P65">１．今日は多分雨でしょう。</text:p>
      <text:p text:style-name="P65">２．明日の天気は晴れでしょう。</text:p>
      <text:p text:style-name="P65">３．あの寿司は美味しいでしょう。</text:p>
      <text:p text:style-name="P65">４．彼女は絵が上手でしょう。</text:p>
      <text:p text:style-name="P63">５．今日は雨が降るでしょう。</text:p>
      <text:p text:style-name="P63">６．今日は<text:ruby text:style-name="Ru1"><text:ruby-base>渋谷</text:ruby-base><text:ruby-text>しぶや</text:ruby-text></text:ruby>に行くでしょう。</text:p>
      <text:p text:style-name="P63">７．八時まで雪が止まないでしょう。</text:p>
      <text:p text:style-name="P63">８．今日は午後から雨が降るでしょう。</text:p>
      <text:p text:style-name="P63">９．今は雨が降っています。午後５時に雨が止めでしょう。</text:p>
      <text:p text:style-name="P63">１０．<text:ruby text:style-name="Ru1"><text:ruby-base>東京</text:ruby-base><text:ruby-text>とうきょう</text:ruby-text></text:ruby>は今日多分曇りでしょう。</text:p>
      <text:p text:style-name="P63">１１．<text:ruby text:style-name="Ru1"><text:ruby-base>涼介</text:ruby-base><text:ruby-text>りょうすけ</text:ruby-text></text:ruby>さんは多分料理が上手でしょう。</text:p>
      <text:p text:style-name="P63">１２．母は多分うちにいます。</text:p>
      <text:p text:style-name="P63">１３．多分雨が降ります。</text:p>
      <text:p text:style-name="P63">１４．彼は多分来ません。</text:p>
      <text:p text:style-name="P63">１５．明日は多分雨が降るから、外に行きません。</text:p>
      <text:p text:style-name="P66"/>
      <text:p text:style-name="P67">２０２５年０６月０２日の演習：</text:p>
      <text:p text:style-name="P68">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69">１．夏は<text:ruby text:style-name="Ru1"><text:ruby-base>祭</text:ruby-base><text:ruby-text>まつ</text:ruby-text></text:ruby>りに行きましょう。</text:p>
      <text:p text:style-name="P69">２．冬に雪が降ります。</text:p>
      <text:p text:style-name="P70">３．冬に<text:ruby text:style-name="Ru1"><text:ruby-base>鎌倉</text:ruby-base><text:ruby-text>かまくら</text:ruby-text></text:ruby>に行きます。</text:p>
      <text:p text:style-name="P71">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69">５．父の誕生日は夏にあります。母の誕生日は秋にあります。</text:p>
      <text:p text:style-name="P72"/>
      <text:p text:style-name="P73">ー＞　じゅりさん<text:span text:style-name="T17">(A)</text:span>とりょたさん<text:span text:style-name="T17">(B)</text:span>の会話。</text:p>
      <text:p text:style-name="P63">A: 好きな季節はいつですか。</text:p>
      <text:p text:style-name="P63">B: 私は春が好きです。</text:p>
      <text:p text:style-name="P63">A: どうして春が好きですか。</text:p>
      <text:p text:style-name="P63">B: 私は桜がとても好きだから、春が好きです。</text:p>
      <text:p text:style-name="P63">A: そうですか。桜はきれいですね。私は夏が好きです。</text:p>
      <text:p text:style-name="P63">B: どうしてですか。</text:p>
      <text:p text:style-name="P63">A: 私は海が好きだから、暑い夏がとても好きです。</text:p>
      <text:p text:style-name="P63"/>
      <text:p text:style-name="P63">２０２５年０６月０５日演習：</text:p>
      <text:p text:style-name="P63">１．私の犬は夏の海に行くことが好きです。</text:p>
      <text:p text:style-name="P63">２．秋の木と空はとてもきれいです。</text:p>
      <text:p text:style-name="P63">３．冬は寒いから、外に<text:ruby text:style-name="Ru1"><text:ruby-base>出</text:ruby-base><text:ruby-text>で</text:ruby-text></text:ruby>ません。</text:p>
      <text:p text:style-name="P63">４．今日の天気は晴れでしょう。明日の<text:ruby text:style-name="Ru1"><text:ruby-base>予報</text:ruby-base><text:ruby-text>よほう</text:ruby-text></text:ruby>は雨です。</text:p>
      <text:p text:style-name="P63">５．明日の<text:ruby text:style-name="Ru1"><text:ruby-base>天気</text:ruby-base><text:ruby-text>てんき</text:ruby-text></text:ruby><text:ruby text:style-name="Ru1"><text:ruby-base>予報</text:ruby-base><text:ruby-text>よほう</text:ruby-text></text:ruby>です。</text:p>
      <text:p text:style-name="P63">６．日本の<text:ruby text:style-name="Ru1"><text:ruby-base>気候</text:ruby-base><text:ruby-text>きこう</text:ruby-text></text:ruby>はどうですか。</text:p>
      <text:p text:style-name="P63">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3">８．今日は<text:ruby text:style-name="Ru1"><text:ruby-base>午後</text:ruby-base><text:ruby-text>ごご</text:ruby-text></text:ruby>から<text:ruby text:style-name="Ru1"><text:ruby-base>涼</text:ruby-base><text:ruby-text>すず</text:ruby-text></text:ruby>しいでしょう。</text:p>
      <text:p text:style-name="P63">９．秋は涼しいです。冬は寒いです。</text:p>
      <text:p text:style-name="P63">１０．春は暖かいです。夏は暑いです。</text:p>
      <text:p text:style-name="P63">１１．九州の気候はとても暖かいです。</text:p>
      <text:p text:style-name="P74"><text:span text:style-name="T18">１２．</text:span><text:span text:style-name="T19">私はサンパウロに住んでいます。今日は０６月です。今は秋です。サンパウロの秋は少し涼しいです。気温は約１８度です。</text:span></text:p>
      <text:p text:style-name="P63"/>
      <text:p text:style-name="P75">２０２５年０６月０８日演習：</text:p>
      <text:p text:style-name="P75">１．雨だった。雪じゃなかった。晴れだ。曇りじゃない。</text:p>
      <text:p text:style-name="P75">２．A: 昨日の天気はどうだった？　B: 晴れだった。</text:p>
      <text:p text:style-name="P75">３．Polite: 明日は晴れでしょう。　Casual <text:span text:style-name="T20">masculine</text:span>: 明日は晴れだろう。　Casual bot<text:span text:style-name="T20">h: 明日は多分はれ。</text:span></text:p>
      <text:p text:style-name="P75">４．今年の冬は寒いだろう。</text:p>
      <text:p text:style-name="P75">５．このケーキは美味しいだろう。</text:p>
      <text:p text:style-name="P75">６．友達は多分学校に<text:ruby text:style-name="Ru1"><text:ruby-base>来</text:ruby-base><text:ruby-text>こ</text:ruby-text></text:ruby>ない。</text:p>
      <text:p text:style-name="P75">７．A: マリちゃんはパーティーに来る？<text:span text:style-name="T21">　B: ううん、明日午前７時から仕事があるから、多分</text:span><text:ruby text:style-name="Ru1"><text:ruby-base><text:span text:style-name="T21">来</text:span></text:ruby-base><text:ruby-text>こ</text:ruby-text></text:ruby><text:span text:style-name="T21">ないよ。</text:span></text:p>
      <text:p text:style-name="P75">８．今日はとても寒いから、雪が降るかも。</text:p>
      <text:p text:style-name="P76">９．空がとても黒いから、もうすぐ雨が降るかもしれない。</text:p>
      <text:p text:style-name="P77">１０．空がとても黒いから、雨が降るかも。</text:p>
      <text:p text:style-name="P77">１１．今日は寒いから、雪が降るだろう。</text:p>
      <text:p text:style-name="P77">１２．とても暑いから、海で泳ぎたい。</text:p>
      <text:p text:style-name="P78">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8">１４．<text:ruby text:style-name="Ru1"><text:ruby-base>今朝</text:ruby-base><text:ruby-text>けさ</text:ruby-text></text:ruby>は８時に起きました。</text:p>
      <text:p text:style-name="P78">１５．<text:ruby text:style-name="Ru1"><text:ruby-base>今夜</text:ruby-base><text:ruby-text>こんや</text:ruby-text></text:ruby>はレストランに行きませんか。</text:p>
      <text:p text:style-name="P78">１６．<text:ruby text:style-name="Ru1"><text:ruby-base>今晩</text:ruby-base><text:ruby-text>こんばん</text:ruby-text></text:ruby>は友達とカラオケに行きます。</text:p>
      <text:p text:style-name="P78">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8">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8"/>
      <text:p text:style-name="P78">Weather's <text:span text:style-name="T22">forecast:</text:span></text:p>
      <text:p text:style-name="P78">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8"/>
      <text:p text:style-name="P78">日本の春の旅行：</text:p>
      <text:p text:style-name="P78">来年の春は、多分日本に行くでしょう。日本の春の気候は暖かいです。京都で桜を見るかもしれません。秋も京都に行きたいですが、多分今年は行きません。</text:p>
      <text:p text:style-name="P78"/>
      <text:p text:style-name="P63">２０２５年０６月１２日演習：</text:p>
      <text:p text:style-name="P79">All means dinner: 夕ご飯、夜ご飯、晩ご飯。</text:p>
      <text:p text:style-name="P63">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3">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3">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0">４．東京は今日多分<text:ruby text:style-name="Ru1"><text:ruby-base>曇</text:ruby-base><text:ruby-text>くも</text:ruby-text></text:ruby>りでしょう。</text:p>
      <text:p text:style-name="P81">５．明日は朝から雪が降ります。</text:p>
      <text:p text:style-name="P81">６．A: あの人は誰ですか。<text:span text:style-name="T23">　B: あれは多分はやとさんです。</text:span></text:p>
      <text:p text:style-name="P81">７．空がとても黒いから、もうすぐ雨が降るかもしれない。</text:p>
      <text:p text:style-name="P82">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2"/>
      <text:p text:style-name="P83">２０２５年０６月１３日演習：</text:p>
      <text:p text:style-name="P83">こんにちは！今日の天気はどうですか。</text:p>
      <text:p text:style-name="P84"><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5">１．A: <text:ruby text:style-name="Ru1"><text:ruby-base>東京</text:ruby-base><text:ruby-text>とうきょう</text:ruby-text></text:ruby>の今日の天気はどうですか。　B: そうですね。朝は晴れでした。でも、午後から雨が降っていますね。</text:p>
      <text:p text:style-name="P63"><text:span text:style-name="T24">A</text:span>djectives to help us describe things and feelings:</text:p>
      <text:p text:style-name="P63"><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6">２．私の学校の先生の日本語はとても<text:ruby text:style-name="Ru1"><text:ruby-base>優</text:ruby-base><text:ruby-text>やさ</text:ruby-text></text:ruby>しいです。</text:p>
      <text:p text:style-name="P86">３．日本語の漢字は<text:ruby text:style-name="Ru1"><text:ruby-base>簡単</text:ruby-base><text:ruby-text>かんたん</text:ruby-text></text:ruby>です。</text:p>
      <text:p text:style-name="P63">４．この本はちょっと<text:ruby text:style-name="Ru1"><text:ruby-base>難</text:ruby-base><text:ruby-text>むずか</text:ruby-text></text:ruby>しいです。</text:p>
      <text:p text:style-name="P63">５．日本語はとても<text:ruby text:style-name="Ru1"><text:ruby-base>楽</text:ruby-base><text:ruby-text>たの</text:ruby-text></text:ruby>しい。</text:p>
      <text:p text:style-name="P63">６．私は<text:ruby text:style-name="Ru1"><text:ruby-base>怖</text:ruby-base><text:ruby-text>こわ</text:ruby-text></text:ruby>い映画が好きじゃないです。</text:p>
      <text:p text:style-name="P63">７．この町は<text:ruby text:style-name="Ru1"><text:ruby-base>静</text:ruby-base><text:ruby-text>しず</text:ruby-text></text:ruby>かです。</text:p>
      <text:p text:style-name="P63">８．私は<text:ruby text:style-name="Ru1"><text:ruby-base>賑</text:ruby-base><text:ruby-text>にぎ</text:ruby-text></text:ruby>やかな町が好きです。</text:p>
      <text:p text:style-name="P63">９．A: ミカさんはどんな映画が好きですか。　B: 私は<text:ruby text:style-name="Ru1"><text:ruby-base>怖</text:ruby-base><text:ruby-text>こわ</text:ruby-text></text:ruby>い映画が好きです。</text:p>
      <text:p text:style-name="P87">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7">１１．この<text:ruby text:style-name="Ru1"><text:ruby-base>部屋</text:ruby-base><text:ruby-text>へや</text:ruby-text></text:ruby>は<text:ruby text:style-name="Ru1"><text:ruby-base>静</text:ruby-base><text:ruby-text>しず</text:ruby-text></text:ruby>かで、きれいです。</text:p>
      <text:p text:style-name="P63">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3">１３．クマは怖くて、大きくて、茶色です。</text:p>
      <text:p text:style-name="P63">１４．日本の先生は元気で、優しくて、頭がいいです。</text:p>
      <text:p text:style-name="P63">１５．日本語は楽しくて、面白いですが、難しいです。</text:p>
      <text:p text:style-name="P63"/>
      <text:p text:style-name="P88">２０２５年０６月１６日演習：</text:p>
      <text:p text:style-name="P88">１．日本の<text:ruby text:style-name="Ru1"><text:ruby-base>方</text:ruby-base><text:ruby-text>ほう</text:ruby-text></text:ruby>がロシアより小さいです。</text:p>
      <text:p text:style-name="P88">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8">３．犬の<text:ruby text:style-name="Ru1"><text:ruby-base>方</text:ruby-base><text:ruby-text>ほう</text:ruby-text></text:ruby>が猫よりかわいいです。</text:p>
      <text:p text:style-name="P88">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8">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8">６．うどんの<text:ruby text:style-name="Ru1"><text:ruby-base>方</text:ruby-base><text:ruby-text>ほう</text:ruby-text></text:ruby>がラーメンより<text:ruby text:style-name="Ru1"><text:ruby-base>美味</text:ruby-base><text:ruby-text>おい</text:ruby-text></text:ruby>しいですか。</text:p>
      <text:p text:style-name="P88">７．トヨタの車の<text:ruby text:style-name="Ru1"><text:ruby-base>方</text:ruby-base><text:ruby-text>ほう</text:ruby-text></text:ruby>がホンダの車よりかっこいいです。</text:p>
      <text:p text:style-name="P88">８．私はアニメの<text:ruby text:style-name="Ru1"><text:ruby-base>方</text:ruby-base><text:ruby-text>ほう</text:ruby-text></text:ruby>が映画より好きです。</text:p>
      <text:p text:style-name="P89">９．お茶の<text:ruby text:style-name="Ru1"><text:ruby-base>方</text:ruby-base><text:ruby-text>ほう</text:ruby-text></text:ruby>がコーヒーより好きです。</text:p>
      <text:p text:style-name="P89">１０．コーヒーよりお茶の<text:ruby text:style-name="Ru1"><text:ruby-base>方</text:ruby-base><text:ruby-text>ほう</text:ruby-text></text:ruby>が好きです。</text:p>
      <text:p text:style-name="P63"/>
      <text:p text:style-name="P90">２０２５年０６月１８日演習：</text:p>
      <text:p text:style-name="P90">１．日本語と英語とどちらの<text:ruby text:style-name="Ru1"><text:ruby-base>方</text:ruby-base><text:ruby-text>ほう</text:ruby-text></text:ruby>が難しいですか。</text:p>
      <text:p text:style-name="P91">２．日本語の方が英語より難しいです。</text:p>
      <text:p text:style-name="P91">３．ラーメンとうどんとどちらの<text:ruby text:style-name="Ru1"><text:ruby-base>方</text:ruby-base><text:ruby-text>ほう</text:ruby-text></text:ruby>が美味しいですか。</text:p>
      <text:p text:style-name="P91">４．サッカーとバスケットボールとどちらの方が好きですか。</text:p>
      <text:p text:style-name="P91">５．A: バナナと苺とどっちの方が好き？　B: 苺の方が好きだよ！</text:p>
      <text:p text:style-name="P91">６．A: ミカさん青いドレスと赤いドレスとどちらの方がいいですか。　B: そうですね。私は青いドレスの方が赤いドレスより好きです。</text:p>
      <text:p text:style-name="P91">７．本を読むことと絵を描くこととどちらの方が好きですか。</text:p>
      <text:p text:style-name="P91"/>
      <text:p text:style-name="P92">ケンさん<text:span text:style-name="T25">(A)</text:span>とアイカさん<text:span text:style-name="T25">(B)</text:span>の会話：</text:p>
      <text:p text:style-name="P91">A: アイカさん、日本語とフランス語を勉強していますね。</text:p>
      <text:p text:style-name="P91">B: はい、そうですね。どうしてですか。</text:p>
      <text:p text:style-name="P93">A: あのう、私も勉強したいです。日本語とフランス語とどちらの方が<text:ruby text:style-name="Ru1"><text:ruby-base>簡単</text:ruby-base><text:ruby-text>かんたん</text:ruby-text></text:ruby>ですか。</text:p>
      <text:p text:style-name="P93">B: そうですね。フランス語の方が日本語より<text:ruby text:style-name="Ru1"><text:ruby-base>簡単</text:ruby-base><text:ruby-text>かんたん</text:ruby-text></text:ruby>です。</text:p>
      <text:p text:style-name="P93">A: じゃあ、私もフランス語を勉強します。</text:p>
      <text:p text:style-name="P93">B: でも、日本語の方がフランス語より<text:ruby text:style-name="Ru1"><text:ruby-base>楽</text:ruby-base><text:ruby-text>たの</text:ruby-text></text:ruby>しいですよ！</text:p>
      <text:p text:style-name="P63">A: へえ、そうですか？<text:span text:style-name="T26">　</text:span>どうしてですか。</text:p>
      <text:p text:style-name="P63">B: 日本語は漢字がありますから！私は漢字が好きです！</text:p>
      <text:p text:style-name="P63">A: 本当ですか。私も漢字の勉強をしたいです！</text:p>
      <text:p text:style-name="P63"/>
      <text:p text:style-name="P94">２０２５年０６月２０日演習：</text:p>
      <text:p text:style-name="P94">１．私は日曜日に勉強しない。大好きな映画を見る。</text:p>
      <text:p text:style-name="P94">２．週末に出かけない。うちで寝る。</text:p>
      <text:p text:style-name="P95">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6">４．週末に公園で<text:ruby text:style-name="Ru1"><text:ruby-base>遊</text:ruby-base><text:ruby-text>あそ</text:ruby-text></text:ruby>んだり、<text:ruby text:style-name="Ru1"><text:ruby-base>走</text:ruby-base><text:ruby-text>はし</text:ruby-text></text:ruby>ったりします。</text:p>
      <text:p text:style-name="P97">５．<text:ruby text:style-name="Ru1"><text:ruby-base>泳</text:ruby-base><text:ruby-text>およ</text:ruby-text></text:ruby>いだり、<text:ruby text:style-name="Ru1"><text:ruby-base>走</text:ruby-base><text:ruby-text>はし</text:ruby-text></text:ruby>ったりことが好きです。</text:p>
      <text:p text:style-name="P97">６．<text:ruby text:style-name="Ru1"><text:ruby-base>京都</text:ruby-base><text:ruby-text>きょうと</text:ruby-text></text:ruby>で買い物したり、<text:ruby text:style-name="Ru1"><text:ruby-base>観光</text:ruby-base><text:ruby-text>かんこう</text:ruby-text></text:ruby>したりしました。</text:p>
      <text:p text:style-name="P97">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8"/>
      <text:p text:style-name="P98">２０２５年０６月２３日演習：</text:p>
      <text:p text:style-name="P98">１．私はテニスの<text:ruby text:style-name="Ru1"><text:ruby-base>方</text:ruby-base><text:ruby-text>ほう</text:ruby-text></text:ruby>がサッカーより好きです。</text:p>
      <text:p text:style-name="P98">２．ラーメンとうどんとどちらの<text:ruby text:style-name="Ru1"><text:ruby-base>方</text:ruby-base><text:ruby-text>ほう</text:ruby-text></text:ruby>が美味しいですか。</text:p>
      <text:p text:style-name="P99"><text:span text:style-name="T27">３．</text:span><text:ruby text:style-name="Ru1"><text:ruby-base><text:span text:style-name="T27">果物</text:span></text:ruby-base><text:ruby-text>くだもの</text:ruby-text></text:ruby><text:span text:style-name="T27">の</text:span><text:ruby text:style-name="Ru1"><text:ruby-base><text:span text:style-name="T27">中</text:span></text:ruby-base><text:ruby-text>なか</text:ruby-text></text:ruby><text:span text:style-name="T27">でりんごが</text:span><text:ruby text:style-name="Ru1"><text:ruby-base><text:span text:style-name="T27">一番</text:span></text:ruby-base><text:ruby-text>いちばん</text:ruby-text></text:ruby><text:ruby text:style-name="Ru1"><text:ruby-base><text:span text:style-name="T27">好</text:span></text:ruby-base><text:ruby-text>す</text:ruby-text></text:ruby><text:span text:style-name="T27">きです。</text:span></text:p>
      <text:p text:style-name="P99"><text:span text:style-name="T27">４．</text:span><text:ruby text:style-name="Ru1"><text:ruby-base><text:span text:style-name="T27">季節</text:span></text:ruby-base><text:ruby-text>きせつ</text:ruby-text></text:ruby><text:span text:style-name="T27">の中で</text:span><text:ruby text:style-name="Ru1"><text:ruby-base><text:span text:style-name="T27">夏</text:span></text:ruby-base><text:ruby-text>なつ</text:ruby-text></text:ruby><text:span text:style-name="T27">が一番</text:span><text:ruby text:style-name="Ru1"><text:ruby-base><text:span text:style-name="T27">嫌</text:span></text:ruby-base><text:ruby-text>きら</text:ruby-text></text:ruby><text:span text:style-name="T27">いです。</text:span></text:p>
      <text:p text:style-name="P99"><text:span text:style-name="T27">５．</text:span><text:ruby text:style-name="Ru1"><text:ruby-base><text:span text:style-name="T27">家族</text:span></text:ruby-base><text:ruby-text>かぞく</text:ruby-text></text:ruby><text:span text:style-name="T27">の中で母が一番</text:span><text:ruby text:style-name="Ru1"><text:ruby-base><text:span text:style-name="T27">優</text:span></text:ruby-base><text:ruby-text>やさ</text:ruby-text></text:ruby><text:span text:style-name="T27">しいです。</text:span></text:p>
      <text:p text:style-name="P99"><text:span text:style-name="T27">６．</text:span><text:ruby text:style-name="Ru1"><text:ruby-base><text:span text:style-name="T27">寿司</text:span></text:ruby-base><text:ruby-text>すし</text:ruby-text></text:ruby><text:span text:style-name="T27">の中でサーモンが一番好きです。</text:span></text:p>
      <text:p text:style-name="P63">７．アニメの中でどれが一番好きですか。</text:p>
      <text:p text:style-name="P63">８．<text:ruby text:style-name="Ru1"><text:ruby-base>果物</text:ruby-base><text:ruby-text>くだもの</text:ruby-text></text:ruby>の中でどれが一番美味しいですか。</text:p>
      <text:p text:style-name="P63">９．<text:ruby text:style-name="Ru1"><text:ruby-base>季節</text:ruby-base><text:ruby-text>きせつ</text:ruby-text></text:ruby>の中でどれが一番<text:ruby text:style-name="Ru1"><text:ruby-base>寒</text:ruby-base><text:ruby-text>さむ</text:ruby-text></text:ruby>いですか。</text:p>
      <text:p text:style-name="P63">１０．<text:ruby text:style-name="Ru1"><text:ruby-base>花</text:ruby-base><text:ruby-text>はな</text:ruby-text></text:ruby>の中でどれが一番きれいですか。</text:p>
      <text:p text:style-name="P63">１１．メニューの中でどれが一番高いですか。</text:p>
      <text:p text:style-name="P63">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3">１３．キャラクターの中で<text:ruby text:style-name="Ru1"><text:ruby-base>誰</text:ruby-base><text:ruby-text>だれ</text:ruby-text></text:ruby>が一番かっこいですか。</text:p>
      <text:p text:style-name="P63">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3">１５．<text:ruby text:style-name="Ru1"><text:ruby-base>傘</text:ruby-base><text:ruby-text>かさ</text:ruby-text></text:ruby>の中でこれが一番いいです。</text:p>
      <text:p text:style-name="P63">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3">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0">１８．A: 曜日の中でどれが一番嫌いですか。　B: 曜日の中で土曜日が一番好きです、月曜日が一番嫌いです。</text:p>
      <text:p text:style-name="P100">１９．ワンピースのキャラクターの中で<text:ruby text:style-name="Ru1"><text:ruby-base>誰</text:ruby-base><text:ruby-text>だれ</text:ruby-text></text:ruby>が一番かっこいですか。</text:p>
      <text:p text:style-name="P63"/>
      <text:p text:style-name="P101">２０２５年０６月２５日演習：</text:p>
      <text:p text:style-name="P101">１．家族の中で私が一番優しいです。</text:p>
      <text:p text:style-name="P63">２．家族の中で誰が一番優しいですか。</text:p>
      <text:p text:style-name="P63">To describe things:</text:p>
      <text:p text:style-name="P102">３．家族の中で母が一番<text:ruby text:style-name="Ru1"><text:ruby-base><text:span text:style-name="T28">料理</text:span></text:ruby-base><text:ruby-text>りょうり</text:ruby-text></text:ruby><text:span text:style-name="T28">が</text:span><text:ruby text:style-name="Ru1"><text:ruby-base><text:span text:style-name="T28">上手</text:span></text:ruby-base><text:ruby-text>じょうず</text:ruby-text></text:ruby>です。</text:p>
      <text:p text:style-name="P63">４．<text:ruby text:style-name="Ru1"><text:ruby-base>漫画</text:ruby-base><text:ruby-text>まんが</text:ruby-text></text:ruby>の中でナルトが一番<text:ruby text:style-name="Ru1"><text:ruby-base><text:span text:style-name="T28">絵</text:span></text:ruby-base><text:ruby-text>え</text:ruby-text></text:ruby><text:span text:style-name="T28">がきれい</text:span>です。</text:p>
      <text:p text:style-name="P63">５．友達の中でカナさんが一番<text:span text:style-name="T28">ゲームをするのが</text:span><text:ruby text:style-name="Ru1"><text:ruby-base><text:span text:style-name="T28">苦手</text:span></text:ruby-base><text:ruby-text>にがて</text:ruby-text></text:ruby>です。</text:p>
      <text:p text:style-name="P63">６．友達の中でシンジさんが一番<text:span text:style-name="T28">歌が上手</text:span>です。</text:p>
      <text:p text:style-name="P63">７．家族の中で誰が頭がいいですか。</text:p>
      <text:p text:style-name="P63">８．アニメの中でどれが一番絵がきれいですか。</text:p>
      <text:p text:style-name="P63">９．友達の中で誰が一番料理が下手ですか。</text:p>
      <text:p text:style-name="P63">１０．先生の中で誰が一番日本語を<text:ruby text:style-name="Ru1"><text:ruby-base>話</text:ruby-base><text:ruby-text>はな</text:ruby-text></text:ruby>すのが上手ですか。</text:p>
      <text:p text:style-name="P103">ー＞　マルチングさんと<text:ruby text:style-name="Ru1"><text:ruby-base>百合子</text:ruby-base><text:ruby-text>ゆりこ</text:ruby-text></text:ruby>さんジブリの会話：</text:p>
      <text:p text:style-name="P63">A: ジブリのキャラクターの中で誰が一番好きですか。</text:p>
      <text:p text:style-name="P63">B: 私はトトロが一番好きです。</text:p>
      <text:p text:style-name="P63">A: へえ、どうしてですか。</text:p>
      <text:p text:style-name="P63">B: キャラクターの中でトトロが一番かわいいからです。</text:p>
      <text:p text:style-name="P63">A: そうですか。私はジブリの中でキキが一番好きです。</text:p>
      <text:p text:style-name="P63">B: どうしてキキが好きですか。</text:p>
      <text:p text:style-name="P63">A: キキが一番優しいからです。</text:p>
      <text:p text:style-name="P63"/>
      <text:p text:style-name="P63">１１．<text:ruby text:style-name="Ru1"><text:ruby-base>世界</text:ruby-base><text:ruby-text>せかい</text:ruby-text></text:ruby>の<text:ruby text:style-name="Ru1"><text:ruby-base>国</text:ruby-base><text:ruby-text>くに</text:ruby-text></text:ruby>の中で日本が一番好きです。</text:p>
      <text:p text:style-name="P63">１２．<text:ruby text:style-name="Ru1"><text:ruby-base>食べ物</text:ruby-base><text:ruby-text>たべもの</text:ruby-text></text:ruby>の中でラーメンが一番美味しいです。</text:p>
      <text:p text:style-name="P63">１３．どの<text:ruby text:style-name="Ru1"><text:ruby-base>飲み物</text:ruby-base><text:ruby-text>のみもの</text:ruby-text></text:ruby>が飲みたいですか。</text:p>
      <text:p text:style-name="P63">１４．私の好きな<text:ruby text:style-name="Ru1"><text:ruby-base>乗り物</text:ruby-base><text:ruby-text>のりもの</text:ruby-text></text:ruby>は<text:ruby text:style-name="Ru1"><text:ruby-base>新幹線</text:ruby-base><text:ruby-text>しんかんせん</text:ruby-text></text:ruby>です。</text:p>
      <text:p text:style-name="P104">１５．<text:ruby text:style-name="Ru1"><text:ruby-base>動物</text:ruby-base><text:ruby-text>どうぶつ</text:ruby-text></text:ruby>の中で<text:ruby text:style-name="Ru1"><text:ruby-base>猫</text:ruby-base><text:ruby-text>ねこ</text:ruby-text></text:ruby>が一番かわいいです。</text:p>
      <text:p text:style-name="P104">１６．エリさんの好きな<text:ruby text:style-name="Ru1"><text:ruby-base>動物</text:ruby-base><text:ruby-text>どうぶつ</text:ruby-text></text:ruby>は<text:ruby text:style-name="Ru1"><text:ruby-base>犬</text:ruby-base><text:ruby-text>いぬ</text:ruby-text></text:ruby>です。</text:p>
      <text:p text:style-name="P104">１７．A: あかねさんの好きな飲み物は何ですか。　B: 私は抹茶が好きです。ヤマトさんは何が好きですか。A: 私の好きな飲み物はコーヒーです。</text:p>
      <text:p text:style-name="P104"><text:soft-page-break/>１８．私は動物が好きだから、犬が欲しいです。</text:p>
      <text:p text:style-name="P63"/>
      <text:p text:style-name="P105">２０２５年０６月２８日演習：</text:p>
      <text:p text:style-name="P105">１．飲み物の中で抹茶とラムネが一番美味しいです。</text:p>
      <text:p text:style-name="P105"/>
      <text:p text:style-name="P106">Angela (A) and Jack (B) conversation:</text:p>
      <text:p text:style-name="P106">A: どんな食べ物が好きですか。</text:p>
      <text:p text:style-name="P106">B: 私は日本の食べ物がとても好きです。</text:p>
      <text:p text:style-name="P106">A: 日本の食べ物の中で何が好きですか。</text:p>
      <text:p text:style-name="P106">B: 私はラーメンが一番好きです。アンジェラさんはどんな食べ物は好きですか。</text:p>
      <text:p text:style-name="P106">A: 私は寿司が好きです。ジャックさんは好きな日本の飲み物はありますか。</text:p>
      <text:p text:style-name="P106">B: はい、私はラムネがとても好きです。アンジェラさんはどうですか。</text:p>
      <text:p text:style-name="P106">A: 私は抹茶が好きです。京都で飲んだことがあります。</text:p>
      <text:p text:style-name="P106">B: 本当ですか。私は抹茶を飲んだことがありません。</text:p>
      <text:p text:style-name="P106"/>
      <text:p text:style-name="P107">２．食べ物の中で天ぷらが一番好きです。</text:p>
      <text:p text:style-name="P107">３．友達の中で高山さんが一番背が高いです。</text:p>
      <text:p text:style-name="P107">４．この中で１５００円の本が一番安いです。</text:p>
      <text:p text:style-name="P107">５．山から海まで長い道があります。</text:p>
      <text:p text:style-name="P107">６．日本の飲み物の中で何が一番好きですか。</text:p>
      <text:p text:style-name="P107">７．飲み物と食べ物の中でどれが一番高いですか。</text:p>
      <text:p text:style-name="P63"/>
      <text:p text:style-name="P108">２０２５年０６月２９日演習：</text:p>
      <text:p text:style-name="P108">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09">２．今日は<text:ruby text:style-name="Ru1"><text:ruby-base>寒</text:ruby-base><text:ruby-text>さむ</text:ruby-text></text:ruby>いから、海で<text:ruby text:style-name="Ru1"><text:ruby-base>泳</text:ruby-base><text:ruby-text>およ</text:ruby-text></text:ruby>がない。</text:p>
      <text:p text:style-name="P110">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1">４．つねみさんは、毎週土曜日に車を洗っています。</text:p>
      <text:p text:style-name="P111">５．今、友達と買い物しています。</text:p>
      <text:p text:style-name="P112">６．キキはかっこよくて、素晴らしいから、好きです。</text:p>
      <text:p text:style-name="P112"/>
      <text:p text:style-name="P112">A: たつやさん、学食が好きですか。</text:p>
      <text:p text:style-name="P112">B: はい、安くて、美味しくて、大好きです。</text:p>
      <text:p text:style-name="P112">A: そうですか。どんな物が好きですか。</text:p>
      <text:p text:style-name="P112">B: そうですね。<text:ruby text:style-name="Ru1"><text:ruby-base>焼</text:ruby-base><text:ruby-text>やき</text:ruby-text></text:ruby>きそばが美味しいです。あ、でも、そばよりカレーライスの方が美味しいですよ。</text:p>
      <text:p text:style-name="P112"/>
      <text:p text:style-name="P112">７．日本語は楽しくて、面白いですが、難しいです。</text:p>
      <text:p text:style-name="P112">８．ドラえもんは青くて、かわいくて、怖くないです！</text:p>
      <text:p text:style-name="P112">９．寿司の中でサーモンが一番美味しいです。</text:p>
      <text:p text:style-name="P112">１０．動物の中で猫が一番かわいいです。</text:p>
      <text:p text:style-name="P112">１１．車の方が自転車より欲しいです。</text:p>
      <text:p text:style-name="P112">１２．私は動物が好きだから、犬が欲しいです。</text:p>
      <text:p text:style-name="P112">１３．A: アイカさん、日本語の方がフランス語より簡単ですか。B: いいえ、日本語の方がフランス語より難しいです。</text:p>
      <text:p text:style-name="P112">１４．飲み物の中で抹茶とラムネが一番美味しいです。</text:p>
      <text:p text:style-name="P113">１５．本を読むことと絵を書くこととどちらの方が好きですか。</text:p>
      <text:p text:style-name="P113">１６．家族の中で誰が一番優しいですか。</text:p>
      <text:p text:style-name="P108"/>
      <text:p text:style-name="P108">2025年6月5日演習：</text:p>
      <text:p text:style-name="P114"><text:span text:style-name="T29">→ なろ </text:span><text:span text:style-name="T30">with adjectives: na-adjective + なる = 好き</text:span><text:span text:style-name="T31">になる</text:span><text:span text:style-name="T30">、i-adjectives + なる = 暑</text:span><text:span text:style-name="T31">くなる</text:span><text:span text:style-name="T30">。</text:span></text:p>
      <text:p text:style-name="P115">０１．夏は<text:ruby text:style-name="Ru1"><text:ruby-base>気候</text:ruby-base><text:ruby-text>きこう</text:ruby-text></text:ruby>が<text:ruby text:style-name="Ru1"><text:ruby-base>暑</text:ruby-base><text:ruby-text>あつ</text:ruby-text></text:ruby>くなります。</text:p>
      <text:p text:style-name="P116">０２．漢字の勉強が<text:ruby text:style-name="Ru1"><text:ruby-base>楽</text:ruby-base><text:ruby-text>たの</text:ruby-text></text:ruby>しくなりました。</text:p>
      <text:p text:style-name="P116">０３．４月から仕事が<text:ruby text:style-name="Ru1"><text:ruby-base>忙</text:ruby-base><text:ruby-text>いそが</text:ruby-text></text:ruby>しくなります。</text:p>
      <text:p text:style-name="P116">０４．動物が好きになりました。</text:p>
      <text:p text:style-name="P116">０５．友達に<text:ruby text:style-name="Ru1"><text:ruby-base>来</text:ruby-base><text:ruby-text>き</text:ruby-text></text:ruby>たから、<text:ruby text:style-name="Ru1"><text:ruby-base>賑</text:ruby-base><text:ruby-text>にぎ</text:ruby-text></text:ruby>やかになりました。</text:p>
      <text:p text:style-name="P108">０６．漢字の<text:ruby text:style-name="Ru1"><text:ruby-base>練習</text:ruby-base><text:ruby-text>れんしゅう</text:ruby-text></text:ruby>をしたから、<text:ruby text:style-name="Ru1"><text:ruby-base>上手</text:ruby-base><text:ruby-text>じょうず</text:ruby-text></text:ruby>になりました。</text:p>
      <text:p text:style-name="P108">０７．<text:ruby text:style-name="Ru1"><text:ruby-base>漫画</text:ruby-base><text:ruby-text>まんが</text:ruby-text></text:ruby>のキャラクターがかっこよくなりました。</text:p>
      <text:p text:style-name="P108">０８．午後３時から、天気が悪くなります。</text:p>
      <text:p text:style-name="P108">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8">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8">１１．友達の中で誰が一番背が高くなりましたか。</text:p>
      <text:p text:style-name="P108">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7"><text:span text:style-name="T32">→ <text:s/>なる </text:span><text:span text:style-name="T33">with nouns: 先生</text:span><text:span text:style-name="T34">になる</text:span><text:span text:style-name="T33">、友達</text:span><text:span text:style-name="T34">になる</text:span><text:span text:style-name="T33">、大学生</text:span><text:span text:style-name="T34">になる</text:span><text:span text:style-name="T33">。</text:span></text:p>
      <text:p text:style-name="P108">１３．４月から大学生になります。</text:p>
      <text:p text:style-name="P108">１４．来月から、母になります。</text:p>
      <text:p text:style-name="P108">１５．日本に行って、<text:ruby text:style-name="Ru1"><text:ruby-base>英語</text:ruby-base><text:ruby-text>えいご</text:ruby-text></text:ruby>の先生になります。</text:p>
      <text:p text:style-name="P108">１６．去年、日本で大学生になりました。</text:p>
      <text:p text:style-name="P108">１７．あの人と友達になりたい。</text:p>
      <text:p text:style-name="P108">１８．日本語の先生になりたいです。</text:p>
      <text:p text:style-name="P108">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8">２０．漢字の勉強をして、日本語の先生になりたいです。</text:p>
      <text:p text:style-name="P108">２１．<text:ruby text:style-name="Ru1"><text:ruby-base>留学生</text:ruby-base><text:ruby-text>りゅうがくせい</text:ruby-text></text:ruby>して、日本人の友達になりたかったです。</text:p>
      <text:p text:style-name="P108">２２．先生になりたかったです。でも、<text:ruby text:style-name="Ru1"><text:ruby-base>医者</text:ruby-base><text:ruby-text>いしゃ</text:ruby-text></text:ruby>になりました。</text:p>
      <text:p text:style-name="P118">Write <text:span text:style-name="T35">Exercise</text:span>: 私はソフトウェアエンジニアです。でも、ゲーム開発者になります。</text:p>
      <text:p text:style-name="P108"/>
      <text:p text:style-name="P108">２０２５年０７月９日演習：</text:p>
      <text:p text:style-name="P108">Casual speech</text:p>
      <text:p text:style-name="P108">０１．漢字の方がカタカナより難しい。</text:p>
      <text:p text:style-name="P108">０２．果物の中で苺が一番好きよ。</text:p>
      <text:p text:style-name="P108">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8">０４．アニメのキャラクターの中で誰が一番有名なの？</text:p>
      <text:p text:style-name="P108">０５．どうして料理が嫌いなの？</text:p>
      <text:p text:style-name="P108">０６．動物の中で猫が一番かわいいな。</text:p>
      <text:p text:style-name="P119">０７．寿司よりラーメンの方が食べたいな。<text:span text:style-name="T29"/></text:p>
      <text:p text:style-name="P119">０８．この町はいつも賑やかだな。</text:p>
      <text:p text:style-name="P119">０９．私は<text:ruby text:style-name="Ru1"><text:ruby-base>書道</text:ruby-base><text:ruby-text>しょどう</text:ruby-text></text:ruby>の先生になりたいな。</text:p>
      <text:p text:style-name="P108"/>
      <text:p text:style-name="P120">→　まりこさんとあきらさんの会話：</text:p>
      <text:p text:style-name="P120">A: あきらくんは今大学生なの？</text:p>
      <text:p text:style-name="P120">B: うん、でも、来年<text:ruby text:style-name="Ru1"><text:ruby-base>卒業</text:ruby-base><text:ruby-text>そつぎょう</text:ruby-text></text:ruby>するよ。</text:p>
      <text:p text:style-name="P120">A: <text:ruby text:style-name="Ru1"><text:ruby-base>卒業</text:ruby-base><text:ruby-text>そつぎょう</text:ruby-text></text:ruby>してから、何がしたいの？</text:p>
      <text:p text:style-name="P120">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0">A: そう。世界の中でどこに一番行きたい？</text:p>
      <text:p text:style-name="P120">B: 難しいな。面白い動物の写真が撮りたいから、オーストラリアに行きたいな。</text:p>
      <text:p text:style-name="P120">A: いいね。行ったことあるけど、もう一度行きたいよ。</text:p>
      <text:p text:style-name="P108"/>
      <text:p text:style-name="P121">２０２５年０７月１８日演習：</text:p>
      <text:p text:style-name="P121">１．ひらがなとカタカナとどちらの方が好きですか。</text:p>
      <text:p text:style-name="P121">２．日本語と英語とどちらの方が難しいですか。</text:p>
      <text:p text:style-name="P121">３．家族の中で誰が一番好きですか。</text:p>
      <text:p text:style-name="P122">４．寿司とラーメンとどちらが食べたいですか。</text:p>
      <text:p text:style-name="P122">５．りんごと苺とどちらの方が美味しいですか。</text:p>
      <text:p text:style-name="P122">６．飲み物の中でどれが一番好きですか。</text:p>
      <text:p text:style-name="P122"/>
      <text:p text:style-name="P123">→ Ken(A) and Maya(B) talking about anime:</text:p>
      <text:p text:style-name="P123">A: どうして日本のアニメが好きですか。</text:p>
      <text:p text:style-name="P123">B: とても面白いからです。</text:p>
      <text:p text:style-name="P123">A: そうですか。アニメの中でどれが一番好きですか。</text:p>
      <text:p text:style-name="P123">B: 私はセーラームーンが一番好きです。</text:p>
      <text:p text:style-name="P123">A: セーラームーンのキャラクターの中で誰が一番好きですか。</text:p>
      <text:p text:style-name="P123">B: セーラームーンが好きです。でも、ちびうさもかわいいですよ。</text:p>
      <text:p text:style-name="P123">A: セーラームーンよりちびうさの方がかわいいですね。</text:p>
      <text:p text:style-name="P123"/>
      <text:p text:style-name="P124">→ <text:span text:style-name="T36">Talk about sadou (traditional japanese tea preparation)</text:span>　</text:p>
      <text:p text:style-name="P124">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8"/>
      <text:p text:style-name="P108">→ <text:span text:style-name="T36">Interview about preferences:</text:span></text:p>
      <text:p text:style-name="P108">A: リンさん、世界の国の中でどこが好きですか。</text:p>
      <text:p text:style-name="P108">B: 私は日本が好きです。</text:p>
      <text:p text:style-name="P108">A: どうして日本が好きですか。</text:p>
      <text:p text:style-name="P108">B: 日本の乗り物好きだからです。日本の電車と新幹線はすごくかっこいいです。</text:p>
      <text:p text:style-name="P108">A: 電車と新幹線とどちらが好きですか。</text:p>
      <text:p text:style-name="P108">B: 新幹線の方が電車より好きです。</text:p>
      <text:p text:style-name="P108"/>
      <text:p text:style-name="P108">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8"/>
      <text:p text:style-name="P108">２０２５年８月１日演習：</text:p>
      <text:p text:style-name="P108">何、誰、どこ、いつ、何か、誰か、どこか、いつか、何も、誰も、どこも。</text:p>
      <text:p text:style-name="P108">１．何かを食べたいですか。</text:p>
      <text:p text:style-name="P108">２．誰かがいますか。</text:p>
      <text:p text:style-name="P108">３．誰かと電話していましたか。</text:p>
      <text:p text:style-name="P108">４．来週どこかに行きませんか。</text:p>
      <text:p text:style-name="P108">５．どこかで会いましたね。</text:p>
      <text:p text:style-name="P108">６．いつか結婚します。</text:p>
      <text:p text:style-name="P108">７．つかれましたね。何か飲みませんか。</text:p>
      <text:p text:style-name="P108">８．A: 今うちに誰かいますか。　B: 兄がいます。</text:p>
      <text:p text:style-name="P108">９．私は先週どこも行かなかった。</text:p>
      <text:p text:style-name="P108">１０．昨日から何も食べていません。</text:p>
      <text:p text:style-name="P108">１１．今年の夏はどこも行きませんでした。</text:p>
      <text:p text:style-name="P108">１２．A: 誰かいますか。　B: いいえ、誰もここにいません。</text:p>
      <text:p text:style-name="P108">１３．A: 誕生日に何が欲しいですか。　B: 何も欲しくないです。</text:p>
      <text:p text:style-name="P108">１４．A: 明日どこか行きましょう。　B: すみません。明日うちで仕事をするから、どこも行きません。</text:p>
      <text:p text:style-name="P108">１５．A: あの家に誰か住んでいますか。　B: いいえ、誰も住んでいません。</text:p>
      <text:p text:style-name="P108">１６．アニメのキャラクターの中で誰か一番有名なの？</text:p>
      <text:p text:style-name="P108">１７．私は書道の先生になりたいな。</text:p>
      <text:p text:style-name="P108">１８．家族の中で誰が一番料理が上手になりましたか。</text:p>
      <text:p text:style-name="P108">１９．留学して、日本人の学生と友達になりたかったです。</text:p>
      <text:p text:style-name="P108">２０．昨日の昼、あやさんとお茶して、買い物に行きました。</text:p>
      <text:p text:style-name="P108"/>
      <text:p text:style-name="P125">２０２５年０８月２日演習：</text:p>
      <text:p text:style-name="P126"><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7"><text:ruby text:style-name="Ru1"><text:ruby-base>心配</text:ruby-base><text:ruby-text>しんぱい</text:ruby-text></text:ruby>する、<text:ruby text:style-name="Ru1"><text:ruby-base>緊張</text:ruby-base><text:ruby-text>きんちょう</text:ruby-text></text:ruby>する　<text:span text:style-name="T37">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5">１．頭が痛かったから、<text:ruby text:style-name="Ru1"><text:ruby-base>心配</text:ruby-base><text:ruby-text>しんぱい</text:ruby-text></text:ruby>しました。</text:p>
      <text:p text:style-name="P125">２．彼は頭がいいから、私は<text:ruby text:style-name="Ru1"><text:ruby-base>心配</text:ruby-base><text:ruby-text>しんぱい</text:ruby-text></text:ruby>していません。</text:p>
      <text:p text:style-name="P125">３．今日は漢字のテストがあるから、<text:ruby text:style-name="Ru1"><text:ruby-base>緊張</text:ruby-base><text:ruby-text>きんちょう</text:ruby-text></text:ruby>します。</text:p>
      <text:p text:style-name="P125">４．<text:ruby text:style-name="Ru1"><text:ruby-base>恋人</text:ruby-base><text:ruby-text>こいびと</text:ruby-text></text:ruby>の家族と合うから、<text:ruby text:style-name="Ru1"><text:ruby-base>緊張</text:ruby-base><text:ruby-text>きんちょう</text:ruby-text></text:ruby>します。</text:p>
      <text:p text:style-name="P125">５．友達が学校に<text:ruby text:style-name="Ru1"><text:ruby-base>来</text:ruby-base><text:ruby-text>こ</text:ruby-text></text:ruby>なかったから、<text:ruby text:style-name="Ru1"><text:ruby-base>心配</text:ruby-base><text:ruby-text>しんぱい</text:ruby-text></text:ruby>する。</text:p>
      <text:p text:style-name="P128">６．スピーチをするから<text:ruby text:style-name="Ru1"><text:ruby-base>緊張</text:ruby-base><text:ruby-text>きんちょう</text:ruby-text></text:ruby>します。</text:p>
      <text:p text:style-name="P129">７．母が家にいなかったから、<text:ruby text:style-name="Ru1"><text:ruby-base>心配</text:ruby-base><text:ruby-text>しんぱい</text:ruby-text></text:ruby>しました。</text:p>
      <text:p text:style-name="P129">８．今日から新しい学校に行くから、<text:ruby text:style-name="Ru1"><text:ruby-base>緊張</text:ruby-base><text:ruby-text>きんちょう</text:ruby-text></text:ruby>しています。</text:p>
      <text:p text:style-name="P129">９．どこで<text:ruby text:style-name="Ru1"><text:ruby-base>携帯</text:ruby-base><text:ruby-text>けいたい</text:ruby-text></text:ruby><text:ruby text:style-name="Ru1"><text:ruby-base>電話</text:ruby-base><text:ruby-text>でんわ</text:ruby-text></text:ruby>をなくしましたか。</text:p>
      <text:p text:style-name="P129">１０．日本食のレストランを探すしましょう。</text:p>
      <text:p text:style-name="P129">１１．その靴をどこで見つけましたか。</text:p>
      <text:p text:style-name="P108"/>
      <text:p text:style-name="P130">２０２５年０８月０５日演習：</text:p>
      <text:p text:style-name="P130">１．問題は手が小さいことです。</text:p>
      <text:p text:style-name="P130">２．問題は日本語が難しいことです。</text:p>
      <text:p text:style-name="P131">３．問題は彼女が有名なことです。</text:p>
      <text:p text:style-name="P131">４．目が悪いことは問題ではありません。</text:p>
      <text:p text:style-name="P131">５．サッカーが下手なことは問題ではありません。問題は練習をしないことです。</text:p>
      <text:p text:style-name="P131">６．A: これは日本語の問題ですか。　B: いいえ、中国語の問題です。</text:p>
      <text:p text:style-name="P131">７．この漢字の問題は難しいですか。</text:p>
      <text:p text:style-name="P132">８．いいえ、この問題はとても簡単です。</text:p>
      <text:p text:style-name="P133">９．熱はないから、大丈夫です。</text:p>
      <text:p text:style-name="P133">１０．今日は休みだから、大丈夫ですよ。</text:p>
      <text:p text:style-name="P133">１１．仕事は忙しいから、大丈夫ではありません。</text:p>
      <text:p text:style-name="P133">１２．A: 元気ですか。　B: はい、８時間寝たから元気です。</text:p>
      <text:p text:style-name="P133">１３．A: お元気ですか。　B: いいえ、今日はテストがありますから、元気じゃないです。</text:p>
      <text:p text:style-name="P133">１４．元気がないですね。大丈夫ですか。</text:p>
      <text:p text:style-name="P133">→　<text:span text:style-name="T38">Pierre and Juri conversation:</text:span></text:p>
      <text:p text:style-name="P133">A: <text:ruby text:style-name="Ru1"><text:ruby-base>樹里</text:ruby-base><text:ruby-text>じゅり</text:ruby-text></text:ruby>さん、元気が<text:ruby text:style-name="Ru1"><text:ruby-base>無</text:ruby-base><text:ruby-text>な</text:ruby-text></text:ruby>いですね。大丈夫ですか。</text:p>
      <text:p text:style-name="P133">B: 大丈夫ですよ。ありがとうございます。</text:p>
      <text:p text:style-name="P133">A: 本当ですか。</text:p>
      <text:p text:style-name="P133">B: ううん、問題があるから、ちょっと<text:ruby text:style-name="Ru1"><text:ruby-base>疲</text:ruby-base><text:ruby-text>つか</text:ruby-text></text:ruby>れています。</text:p>
      <text:p text:style-name="P133">A: 問題は何ですか。</text:p>
      <text:p text:style-name="P133">B: 昨日仕事の鞄を<text:ruby text:style-name="Ru1"><text:ruby-base>失</text:ruby-base><text:ruby-text>な</text:ruby-text></text:ruby>くしました。</text:p>
      <text:p text:style-name="P133">A: じゃあ、一緒に<text:ruby text:style-name="Ru1"><text:ruby-base>探</text:ruby-base><text:ruby-text>さが</text:ruby-text></text:ruby>しましょう。</text:p>
      <text:p text:style-name="P133">B: 本当ですか。ありがとうございます。</text:p>
      <text:p text:style-name="P133"/>
      <text:p text:style-name="P108">２０２５年０８月１０日演習：</text:p>
      <text:p text:style-name="P134"><text:ruby text:style-name="Ru1"><text:ruby-base>壊</text:ruby-base><text:ruby-text>こわ</text:ruby-text></text:ruby>れる、<text:ruby text:style-name="Ru1"><text:ruby-base>直</text:ruby-base><text:ruby-text>なお</text:ruby-text></text:ruby>す、<text:ruby text:style-name="Ru1"><text:ruby-base>喧嘩</text:ruby-base><text:ruby-text>けんか</text:ruby-text></text:ruby>する、<text:ruby text:style-name="Ru1"><text:ruby-base>別</text:ruby-base><text:ruby-text>わか</text:ruby-text></text:ruby>れる。</text:p>
      <text:p text:style-name="P135">１．テレビが壊れたから、新しいテレビを買いましょう。</text:p>
      <text:p text:style-name="P135">２．<text:ruby text:style-name="Ru1"><text:ruby-base>携帯</text:ruby-base><text:ruby-text>けいたい</text:ruby-text></text:ruby><text:ruby text:style-name="Ru1"><text:ruby-base>電話</text:ruby-base><text:ruby-text>でんわ</text:ruby-text></text:ruby>が壊れたから、直したいです。</text:p>
      <text:p text:style-name="P135">３．元気がないですね。<text:ruby text:style-name="Ru1"><text:ruby-base>恋人</text:ruby-base><text:ruby-text>こいびと</text:ruby-text></text:ruby>と喧嘩しましたか。</text:p>
      <text:p text:style-name="P135">４．昨日<text:ruby text:style-name="Ru1"><text:ruby-base>恋人</text:ruby-base><text:ruby-text>こいびと</text:ruby-text></text:ruby>と喧嘩して、別れました。</text:p>
      <text:p text:style-name="P135">５．お母さんと喧嘩しました。でも、今は<text:ruby text:style-name="Ru1"><text:ruby-base>大丈夫</text:ruby-base><text:ruby-text>だいじょうぶ</text:ruby-text></text:ruby>です。</text:p>
      <text:p text:style-name="P135">６．じうりさんは彼女と喧嘩して、別れました。</text:p>
      <text:p text:style-name="P135">７．大好きなカメラが壊れたから、今日は元気がないです。</text:p>
      <text:p text:style-name="P136">８．あいさんはうちに帰りませんでした。</text:p>
      <text:p text:style-name="P137">９．午後三時までかおりさんを<text:ruby text:style-name="Ru1"><text:ruby-base>待</text:ruby-base><text:ruby-text>ま</text:ruby-text></text:ruby>っていましたが、かおりさんは来ませんでした。</text:p>
      <text:p text:style-name="P138">１０．今、<text:ruby text:style-name="Ru1"><text:ruby-base>歯</text:ruby-base><text:ruby-text>は</text:ruby-text></text:ruby>を<text:ruby text:style-name="Ru1"><text:ruby-base>磨</text:ruby-base><text:ruby-text>みが</text:ruby-text></text:ruby>いています。後で話します。</text:p>
      <text:p text:style-name="P139"/>
      <text:p text:style-name="P139">２０２５年０９月２９日演習：</text:p>
      <text:p text:style-name="P139">１．元気がないですね。頭が痛いですか。</text:p>
      <text:p text:style-name="P139">２．私の<text:ruby text:style-name="Ru1"><text:ruby-base>家族</text:ruby-base><text:ruby-text>かぞく</text:ruby-text></text:ruby>は<text:ruby text:style-name="Ru1"><text:ruby-base>東京</text:ruby-base><text:ruby-text>とうきょう</text:ruby-text></text:ruby>に住んでいます。</text:p>
      <text:p text:style-name="P139">３．電車で東京駅に行きましょう。</text:p>
      <text:p text:style-name="P139">４．私は<text:ruby text:style-name="Ru1"><text:ruby-base>元</text:ruby-base><text:ruby-text>もと</text:ruby-text></text:ruby>先生でした。</text:p>
      <text:p text:style-name="P139">５．父は<text:ruby text:style-name="Ru1"><text:ruby-base>元</text:ruby-base><text:ruby-text>もと</text:ruby-text></text:ruby><text:ruby text:style-name="Ru1"><text:ruby-base>漫画</text:ruby-base><text:ruby-text>まんが</text:ruby-text></text:ruby><text:ruby text:style-name="Ru1"><text:ruby-base>家</text:ruby-base><text:ruby-text>か</text:ruby-text></text:ruby>でした。</text:p>
      <text:p text:style-name="P140">６．寝ていないから、疲れています。</text:p>
      <text:p text:style-name="P140">７．本当はご飯を食べていません。</text:p>
      <text:p text:style-name="P140">８．本当は彼と話しません。</text:p>
      <text:p text:style-name="P140">９．学校の<text:ruby text:style-name="Ru1"><text:ruby-base>成績</text:ruby-base><text:ruby-text>せいせき</text:ruby-text></text:ruby>は悪いです。</text:p>
      <text:p text:style-name="P140">１０．<text:ruby text:style-name="Ru1"><text:ruby-base>実</text:ruby-base><text:ruby-text>じつ</text:ruby-text></text:ruby>は英語のクラスの成績が悪いです。</text:p>
      <text:p text:style-name="P140">１１．昨日ワインを飲んだから、今日は<text:ruby text:style-name="Ru1"><text:ruby-base>二日酔</text:ruby-base><text:ruby-text>ふつかよ</text:ruby-text></text:ruby>いです。</text:p>
      <text:p text:style-name="P140">１２．本当は、<text:ruby text:style-name="Ru1"><text:ruby-base>二日酔</text:ruby-base><text:ruby-text>ふつかよ</text:ruby-text></text:ruby>いだから頭が痛いです。</text:p>
      <text:p text:style-name="P140">１３．<text:ruby text:style-name="Ru1"><text:ruby-base>実</text:ruby-base><text:ruby-text>じつ</text:ruby-text></text:ruby>は<text:ruby text:style-name="Ru1"><text:ruby-base>東京</text:ruby-base><text:ruby-text>とうきょう</text:ruby-text></text:ruby>に<text:ruby text:style-name="Ru1"><text:ruby-base>住</text:ruby-base><text:ruby-text>す</text:ruby-text></text:ruby>んでいたんです。</text:p>
      <text:p text:style-name="P140">１４．本当は行きたいんです。</text:p>
      <text:p text:style-name="P140">１５．本当は<text:ruby text:style-name="Ru1"><text:ruby-base>沖縄</text:ruby-base><text:ruby-text>おきなわ</text:ruby-text></text:ruby>に行きたいんです。</text:p>
      <text:p text:style-name="P140">１６．日本語の練習をしたいから、話したいんです。</text:p>
      <text:p text:style-name="P140">１７．あの先生は<text:ruby text:style-name="Ru1"><text:ruby-base>実</text:ruby-base><text:ruby-text>じつ</text:ruby-text></text:ruby>は<text:ruby text:style-name="Ru1"><text:ruby-base>優</text:ruby-base><text:ruby-text>やさ</text:ruby-text></text:ruby>しいんです。</text:p>
      <text:p text:style-name="P140">１８．本当は<text:ruby text:style-name="Ru1"><text:ruby-base>亮太</text:ruby-base><text:ruby-text>りょうた</text:ruby-text></text:ruby>さんが好きなんです。</text:p>
      <text:p text:style-name="P139">１９．<text:ruby text:style-name="Ru1"><text:ruby-base>実</text:ruby-base><text:ruby-text>じつ</text:ruby-text></text:ruby>はバスケットボールが<text:ruby text:style-name="Ru1"><text:ruby-base>嫌</text:ruby-base><text:ruby-text>きら</text:ruby-text></text:ruby>いなんです。</text:p>
      <text:p text:style-name="P139">２０．言いませんでしたが、本当は歌うことが好きなんです。</text:p>
      <text:p text:style-name="P139">２１．本当はリカさんと友達になりたいんです。</text:p>
      <text:p text:style-name="P139">２２．私は学校の先生です。でも、漢字が<text:ruby text:style-name="Ru1"><text:ruby-base>苦手</text:ruby-base><text:ruby-text>にがて</text:ruby-text></text:ruby>なんです。</text:p>
      <text:p text:style-name="P139">２３．言いませんでしたが、本当はあの人が好きなんです。</text:p>
      <text:p text:style-name="P139">２４．<text:ruby text:style-name="Ru1"><text:ruby-base>実</text:ruby-base><text:ruby-text>じつ</text:ruby-text></text:ruby>は昨日から、姉と<text:ruby text:style-name="Ru1"><text:ruby-base>喧嘩</text:ruby-base><text:ruby-text>けんか</text:ruby-text></text:ruby>しているんです。</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29T14:43:48.511375354</meta:creation-date>
    <dc:date>2025-09-30T00:13:06.287021073</dc:date>
    <meta:editing-duration>P3DT19H25M8S</meta:editing-duration>
    <meta:editing-cycles>959</meta:editing-cycles>
    <meta:generator>LibreOffice/25.2.6.2$Linux_X86_64 LibreOffice_project/520$Build-2</meta:generator>
    <meta:document-statistic meta:table-count="0" meta:image-count="0" meta:object-count="0" meta:page-count="2" meta:paragraph-count="639" meta:word-count="13538" meta:character-count="14915" meta:non-whitespace-character-count="14550"/>
  </office:meta>
</office:document-meta>
</file>